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debug/operationUpdates_1.txt" manifest:media-type="text/plain"/>
  <manifest:file-entry manifest:full-path="debug/operationUpdates_2.txt" manifest:media-type="text/plain"/>
  <manifest:file-entry manifest:full-path="debug/operationUpdates_3.txt" manifest:media-type="text/plain"/>
  <manifest:file-entry manifest:full-path="debug/operationUpdates_4.txt" manifest:media-type="text/plain"/>
  <manifest:file-entry manifest:full-path="debug/operationUpdates_5.txt" manifest:media-type="text/plain"/>
  <manifest:file-entry manifest:full-path="debug/operationUpdates_6.txt" manifest:media-type="text/plain"/>
  <manifest:file-entry manifest:full-path="debug/operationUpdates_7.txt" manifest:media-type="text/plain"/>
  <manifest:file-entry manifest:full-path="debug/operationUpdates_8.txt" manifest:media-type="text/plain"/>
  <manifest:file-entry manifest:full-path="debug/operationUpdates_9.txt" manifest:media-type="text/plain"/>
  <manifest:file-entry manifest:full-path="debug/original.odt" manifest:media-type="application/vnd.oasis.opendocument.text"/>
  <manifest:file-entry manifest:full-path="debug/revision.txt" manifest:media-type="text/plain"/>
  <manifest:file-entry manifest:full-path="debug/statusid.txt" manifest:media-type="text/plai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1">
  <office:scripts/>
  <office:font-face-decls>
    <style:font-face style:name="Book Antiqua" svg:font-family="'Book Antiqua', serif"/>
    <style:font-face style:name="Calibri" svg:font-family="Calibri,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9900fe" style:parent-style-name="Standard">
      <style:paragraph-properties fo:break-before="page"/>
    </style:style>
    <style:style style:family="paragraph" style:name="a9792a6" style:parent-style-name="heading3">
      <style:text-properties fo:font-size="18pt"/>
    </style:style>
    <style:style style:family="text" style:name="aa743d8">
      <style:text-properties fo:font-size="18pt"/>
    </style:style>
    <style:style style:family="text" style:name="a225eed">
      <style:text-properties fo:font-size="18pt"/>
    </style:style>
    <style:style style:family="text" style:name="a2f4a72">
      <style:text-properties fo:font-size="18pt"/>
    </style:style>
    <style:style style:family="text" style:name="a26dd2b">
      <style:text-properties fo:font-size="18pt"/>
    </style:style>
    <style:style style:family="text" style:name="a501ef0">
      <style:text-properties fo:font-size="18pt"/>
    </style:style>
    <style:style style:family="text" style:name="ac932fb">
      <style:text-properties fo:font-size="18pt"/>
    </style:style>
    <style:style style:family="text" style:name="a814662">
      <style:text-properties fo:font-size="18pt"/>
    </style:style>
    <style:style style:family="text" style:name="a1f3755">
      <style:text-properties fo:font-size="18pt"/>
    </style:style>
    <style:style style:family="text" style:name="a563df2">
      <style:text-properties fo:font-size="18pt"/>
    </style:style>
    <style:style style:family="text" style:name="abfe02f">
      <style:text-properties fo:font-size="18pt"/>
    </style:style>
    <style:style style:family="text" style:name="a4ead31">
      <style:text-properties fo:font-size="20pt"/>
    </style:style>
    <style:style style:family="text" style:name="a7393b2">
      <style:text-properties fo:font-size="20pt"/>
    </style:style>
    <style:style style:family="text" style:name="a9a82aa">
      <style:text-properties fo:font-size="20pt"/>
    </style:style>
    <style:style style:family="text" style:name="a70c673">
      <style:text-properties fo:country="GB" fo:font-size="20pt" fo:language="en"/>
    </style:style>
    <style:style style:family="text" style:name="aa68322">
      <style:text-properties/>
    </style:style>
    <style:style style:family="text" style:name="a513c5d">
      <style:text-properties fo:font-size="20pt"/>
    </style:style>
    <style:style style:family="text" style:name="a25df2b">
      <style:text-properties fo:font-size="20pt" style:text-line-through-mode="continuous" style:text-line-through-style="solid" style:text-line-through-type="single" style:text-overline-mode="continuous" style:text-underline-mode="continuous"/>
    </style:style>
    <style:style style:family="text" style:name="adff65e">
      <style:text-properties fo:font-size="20pt" style:text-line-through-mode="continuous" style:text-line-through-style="solid" style:text-line-through-type="single" style:text-overline-mode="continuous" style:text-position="sub" style:text-underline-mode="continuous"/>
    </style:style>
    <style:style style:family="paragraph" style:name="a71e9cf" style:parent-style-name="Text_20_body">
      <style:paragraph-properties fo:text-align="justify"/>
      <style:text-properties fo:font-size="11pt" style:font-name="Book Antiqua"/>
    </style:style>
    <style:style style:family="text" style:name="a9fca6e">
      <style:text-properties fo:font-size="20pt"/>
    </style:style>
    <style:style style:family="text" style:name="a19765b">
      <style:text-properties fo:font-size="20pt"/>
    </style:style>
    <style:style style:family="paragraph" style:name="a1ae45a">
      <style:paragraph-properties fo:text-align="right"/>
    </style:style>
    <style:style style:family="paragraph" style:name="af11e2c">
      <style:paragraph-properties fo:text-align="right"/>
    </style:style>
    <style:style style:family="paragraph" style:name="abec930">
      <style:paragraph-properties fo:text-align="right"/>
    </style:style>
    <style:style style:family="paragraph" style:name="a7fb6df">
      <style:paragraph-properties fo:text-align="right"/>
    </style:style>
    <style:style style:family="paragraph" style:name="ab01c5f">
      <style:paragraph-properties fo:text-align="right"/>
    </style:style>
    <style:style style:family="paragraph" style:name="afbd845">
      <style:paragraph-properties fo:text-align="right"/>
    </style:style>
    <style:style style:family="paragraph" style:name="a0f2b48" style:parent-style-name="heading4">
      <style:paragraph-properties fo:text-align="right"/>
    </style:style>
    <style:style style:family="paragraph" style:list-style-name="L2" style:name="af05890" style:parent-style-name="ListParagraph">
      <style:paragraph-properties/>
    </style:style>
    <style:style style:family="paragraph" style:list-style-name="L2" style:name="aa0c1f3" style:parent-style-name="ListParagraph">
      <style:paragraph-properties/>
    </style:style>
    <style:style style:family="paragraph" style:list-style-name="L2" style:name="ad93644" style:parent-style-name="ListParagraph">
      <style:paragraph-properties/>
    </style:style>
    <style:style style:family="paragraph" style:list-style-name="L2" style:name="a331ad0" style:parent-style-name="ListParagraph">
      <style:paragraph-properties/>
    </style:style>
    <style:style style:family="paragraph" style:list-style-name="L2" style:name="a5308ac" style:parent-style-name="ListParagraph">
      <style:paragraph-properties/>
    </style:style>
    <style:style style:family="paragraph" style:list-style-name="L2" style:name="a65416e" style:parent-style-name="ListParagraph">
      <style:paragraph-properties/>
    </style:style>
    <style:style style:family="text" style:name="a5ee24a">
      <style:text-properties fo:font-size="15pt"/>
    </style:style>
    <style:style style:family="text" style:name="a8be9b4">
      <style:text-properties fo:font-size="15pt"/>
    </style:style>
    <style:style style:family="text" style:name="a7d8775">
      <style:text-properties fo:font-size="15pt"/>
    </style:style>
    <style:style style:family="text" style:name="a781a48">
      <style:text-properties fo:font-size="15pt"/>
    </style:style>
    <style:style style:family="text" style:name="ac8390f">
      <style:text-properties fo:font-size="15pt"/>
    </style:style>
    <style:style style:family="table-cell" style:name="a744c5b">
      <style:table-cell-properties fo:border-bottom="0.02mm solid #000000" fo:border-left="0.02mm solid #000000" fo:border-right="0.02mm solid #000000" fo:border-top="0.02mm solid #000000"/>
    </style:style>
    <style:style style:family="table-column" style:name="a8b3270">
      <style:table-column-properties style:rel-column-width="1000*"/>
    </style:style>
    <style:style style:family="table" style:name="a632b69" style:parent-style-name="TableGrid">
      <style:table-properties style:rel-width="100%"/>
    </style:style>
    <style:style style:family="text" style:name="afcea3d">
      <style:text-properties/>
    </style:style>
    <style:style style:family="paragraph" style:name="a00d4ca" style:parent-style-name="Text_20_body">
      <style:paragraph-properties fo:break-before="page" fo:text-align="justify"/>
      <style:text-properties fo:font-size="11pt" style:font-name="Book Antiqua"/>
    </style:style>
    <style:style style:family="text" style:name="a35014f">
      <style:text-properties fo:country="GB" fo:language="en"/>
    </style:style>
    <style:style style:family="paragraph" style:name="aa09040" style:parent-style-name="Text_20_body">
      <style:paragraph-properties fo:text-align="justify"/>
      <style:text-properties fo:font-size="11pt" style:font-name="Book Antiqua"/>
    </style:style>
    <style:style style:family="text" style:name="a3271df">
      <style:text-properties style:text-line-through-mode="continuous" style:text-line-through-style="solid" style:text-line-through-type="single" style:text-overline-mode="continuous" style:text-underline-mode="continuous"/>
    </style:style>
    <style:style style:family="text" style:name="ac70000">
      <style:text-properties style:text-line-through-mode="continuous" style:text-line-through-style="solid" style:text-line-through-type="single" style:text-overline-mode="continuous" style:text-position="sub" style:text-underline-mode="continuous"/>
    </style:style>
    <style:style style:family="paragraph" style:name="a1d4491" style:parent-style-name="Text_20_body">
      <style:paragraph-properties fo:text-align="justify"/>
      <style:text-properties fo:font-size="11pt" style:font-name="Book Antiqua"/>
    </style:style>
    <style:style style:family="paragraph" style:name="afcf7c4" style:parent-style-name="Text_20_body">
      <style:paragraph-properties fo:text-align="center"/>
      <style:text-properties fo:font-size="11pt" fo:font-weight="bold" style:font-name="Book Antiqua"/>
    </style:style>
    <style:style style:family="paragraph" style:name="a541029" style:parent-style-name="Text_20_body">
      <style:paragraph-properties fo:text-align="left"/>
      <style:text-properties fo:font-size="11pt" fo:font-weight="bold" style:font-name="Book Antiqua"/>
    </style:style>
    <style:style style:family="table-cell" style:name="a5ec7eb">
      <style:table-cell-properties fo:border-bottom="0.02mm solid #000000" fo:border-left="0.02mm solid #000000" fo:border-right="0.02mm solid #000000" fo:border-top="0.02mm solid #000000"/>
    </style:style>
    <style:style style:family="table-cell" style:name="aa413ee">
      <style:table-cell-properties fo:border-bottom="0.02mm solid #000000" fo:border-left="0.02mm solid #000000" fo:border-right="0.02mm solid #000000" fo:border-top="0.02mm solid #000000"/>
    </style:style>
    <style:style style:family="table-cell" style:name="a2012c8">
      <style:table-cell-properties fo:border-bottom="0.02mm solid #000000" fo:border-left="0.02mm solid #000000" fo:border-right="0.02mm solid #000000" fo:border-top="0.02mm solid #000000"/>
    </style:style>
    <style:style style:family="table-cell" style:name="af31410">
      <style:table-cell-properties fo:border-bottom="0.02mm solid #000000" fo:border-left="0.02mm solid #000000" fo:border-right="0.02mm solid #000000" fo:border-top="0.02mm solid #000000"/>
    </style:style>
    <style:style style:family="table-cell" style:name="a4a7791">
      <style:table-cell-properties fo:border-bottom="0.02mm solid #000000" fo:border-left="0.02mm solid #000000" fo:border-right="0.02mm solid #000000" fo:border-top="0.02mm solid #000000"/>
    </style:style>
    <style:style style:family="table-cell" style:name="adf8298">
      <style:table-cell-properties fo:border-bottom="0.02mm solid #000000" fo:border-left="0.02mm solid #000000" fo:border-right="0.02mm solid #000000" fo:border-top="0.02mm solid #000000"/>
    </style:style>
    <style:style style:family="table-cell" style:name="adebf96">
      <style:table-cell-properties fo:border-bottom="0.02mm solid #000000" fo:border-left="0.02mm solid #000000" fo:border-right="0.02mm solid #000000" fo:border-top="0.02mm solid #000000"/>
    </style:style>
    <style:style style:family="table-cell" style:name="a752eae">
      <style:table-cell-properties fo:border-bottom="0.02mm solid #000000" fo:border-left="0.02mm solid #000000" fo:border-right="0.02mm solid #000000" fo:border-top="0.02mm solid #000000"/>
    </style:style>
    <style:style style:family="table-cell" style:name="a9a07a8">
      <style:table-cell-properties fo:border-bottom="0.02mm solid #000000" fo:border-left="0.02mm solid #000000" fo:border-right="0.02mm solid #000000" fo:border-top="0.02mm solid #000000"/>
    </style:style>
    <style:style style:family="table-column" style:name="a1def46">
      <style:table-column-properties style:rel-column-width="1000*"/>
    </style:style>
    <style:style style:family="table" style:name="a83d8ea" style:parent-style-name="TableGrid">
      <style:table-properties style:rel-width="100%"/>
    </style:style>
    <style:style style:family="text" style:name="ad5411e">
      <style:text-properties fo:font-size="13pt"/>
    </style:style>
    <style:style style:family="text" style:name="a49b75b">
      <style:text-properties fo:font-size="13pt"/>
    </style:style>
    <style:style style:family="text" style:name="aef1a70">
      <style:text-properties fo:font-size="13pt"/>
    </style:style>
    <style:style style:family="text" style:name="acb0393">
      <style:text-properties fo:font-size="13pt"/>
    </style:style>
    <style:style style:family="text" style:name="a1a2e52">
      <style:text-properties fo:font-size="13pt"/>
    </style:style>
    <style:style style:family="text" style:name="a670ad8">
      <style:text-properties fo:font-size="13pt"/>
    </style:style>
    <style:style style:family="text" style:name="a898e63">
      <style:text-properties fo:font-size="13pt"/>
    </style:style>
    <style:style style:family="text" style:name="adcca63">
      <style:text-properties fo:font-size="13pt"/>
    </style:style>
    <style:style style:family="text" style:name="a5ea3eb">
      <style:text-properties fo:font-size="13pt"/>
    </style:style>
    <style:style style:family="text" style:name="ae6bbf1">
      <style:text-properties/>
    </style:style>
    <style:style style:family="paragraph" style:name="a2f9415" style:parent-style-name="Text_20_body">
      <style:paragraph-properties fo:break-before="page" fo:text-align="justify"/>
      <style:text-properties fo:font-size="11pt" style:font-name="Book Antiqua"/>
    </style:style>
    <style:style style:family="text" style:name="a2ff185">
      <style:text-properties fo:country="GB" fo:language="en"/>
    </style:style>
    <style:style style:family="paragraph" style:name="ab80ada" style:parent-style-name="Text_20_body">
      <style:paragraph-properties fo:text-align="justify"/>
      <style:text-properties fo:font-size="11pt" style:font-name="Book Antiqua"/>
    </style:style>
    <style:style style:family="text" style:name="adef087">
      <style:text-properties style:text-line-through-mode="continuous" style:text-line-through-style="solid" style:text-line-through-type="single" style:text-overline-mode="continuous" style:text-underline-mode="continuous"/>
    </style:style>
    <style:style style:family="paragraph" style:name="a6f707d" style:parent-style-name="Text_20_body">
      <style:paragraph-properties fo:break-before="page" fo:text-align="justify"/>
      <style:text-properties fo:font-size="11pt" style:font-name="Book Antiqua"/>
    </style:style>
    <style:style style:family="text" style:name="a1beeb3">
      <style:text-properties style:text-line-through-mode="continuous" style:text-line-through-style="solid" style:text-line-through-type="single" style:text-overline-mode="continuous" style:text-position="sub" style:text-underline-mode="continuous"/>
    </style:style>
    <style:style style:family="paragraph" style:name="a9d8153" style:parent-style-name="Text_20_body">
      <style:paragraph-properties fo:text-align="justify"/>
      <style:text-properties fo:font-size="11pt" style:font-name="Book Antiqua"/>
    </style:style>
    <style:style style:family="paragraph" style:name="a6df5cb" style:parent-style-name="Text_20_body">
      <style:paragraph-properties fo:text-align="center"/>
      <style:text-properties fo:font-size="11pt" fo:font-weight="bold" style:font-name="Book Antiqua"/>
    </style:style>
    <style:style style:family="paragraph" style:name="a117d2c" style:parent-style-name="Text_20_body">
      <style:paragraph-properties fo:text-align="left"/>
      <style:text-properties fo:font-size="11pt" fo:font-weight="bold" style:font-name="Book Antiqua"/>
    </style:style>
    <style:style style:family="table-cell" style:name="a970314">
      <style:table-cell-properties fo:border-bottom="0.02mm solid #000000" fo:border-left="0.02mm solid #000000" fo:border-right="0.02mm solid #000000" fo:border-top="0.02mm solid #000000"/>
    </style:style>
    <style:style style:family="table-cell" style:name="a2f8aae">
      <style:table-cell-properties fo:border-bottom="0.02mm solid #000000" fo:border-left="0.02mm solid #000000" fo:border-right="0.02mm solid #000000" fo:border-top="0.02mm solid #000000"/>
    </style:style>
    <style:style style:family="table-cell" style:name="ae6d595">
      <style:table-cell-properties fo:border-bottom="0.02mm solid #000000" fo:border-left="0.02mm solid #000000" fo:border-right="0.02mm solid #000000" fo:border-top="0.02mm solid #000000"/>
    </style:style>
    <style:style style:family="table-cell" style:name="ad1136b">
      <style:table-cell-properties fo:border-bottom="0.02mm solid #000000" fo:border-left="0.02mm solid #000000" fo:border-right="0.02mm solid #000000" fo:border-top="0.02mm solid #000000"/>
    </style:style>
    <style:style style:family="table-cell" style:name="a9ec5b5">
      <style:table-cell-properties fo:border-bottom="0.02mm solid #000000" fo:border-left="0.02mm solid #000000" fo:border-right="0.02mm solid #000000" fo:border-top="0.02mm solid #000000"/>
    </style:style>
    <style:style style:family="table-cell" style:name="a71d064">
      <style:table-cell-properties fo:border-bottom="0.02mm solid #000000" fo:border-left="0.02mm solid #000000" fo:border-right="0.02mm solid #000000" fo:border-top="0.02mm solid #000000"/>
    </style:style>
    <style:style style:family="table-cell" style:name="a6bee3b">
      <style:table-cell-properties fo:border-bottom="0.02mm solid #000000" fo:border-left="0.02mm solid #000000" fo:border-right="0.02mm solid #000000" fo:border-top="0.02mm solid #000000"/>
    </style:style>
    <style:style style:family="table-cell" style:name="a909a0e">
      <style:table-cell-properties fo:border-bottom="0.02mm solid #000000" fo:border-left="0.02mm solid #000000" fo:border-right="0.02mm solid #000000" fo:border-top="0.02mm solid #000000"/>
    </style:style>
    <style:style style:family="table-cell" style:name="a5f87c3">
      <style:table-cell-properties fo:border-bottom="0.02mm solid #000000" fo:border-left="0.02mm solid #000000" fo:border-right="0.02mm solid #000000" fo:border-top="0.02mm solid #000000"/>
    </style:style>
    <style:style style:family="table-column" style:name="a65362e">
      <style:table-column-properties style:rel-column-width="1000*"/>
    </style:style>
    <style:style style:family="table" style:name="a44dd29" style:parent-style-name="TableGrid">
      <style:table-properties style:rel-width="100%"/>
    </style:style>
    <style:style style:family="paragraph" style:name="a1e910a" style:parent-style-name="Text_20_body">
      <style:paragraph-properties fo:text-align="left"/>
      <style:text-properties fo:font-size="11pt" fo:font-weight="bold" style:font-name="Book Antiqua"/>
    </style:style>
    <style:style style:family="paragraph" style:name="a89f089" style:parent-style-name="Text_20_body">
      <style:paragraph-properties fo:text-align="left"/>
      <style:text-properties fo:font-size="11pt" fo:font-weight="bold" style:font-name="Book Antiqua"/>
    </style:style>
    <style:style style:family="paragraph" style:name="a9e4ec3" style:parent-style-name="Text_20_body">
      <style:paragraph-properties fo:text-align="left"/>
      <style:text-properties fo:font-size="11pt" fo:font-weight="bold" style:font-name="Book Antiqua"/>
    </style:style>
    <style:style style:family="paragraph" style:name="ad905c7" style:parent-style-name="Text_20_body">
      <style:paragraph-properties fo:text-align="left"/>
      <style:text-properties fo:font-size="11pt" fo:font-weight="bold" style:font-name="Book Antiqua"/>
    </style:style>
    <style:style style:family="paragraph" style:name="afaace5" style:parent-style-name="Text_20_body">
      <style:paragraph-properties fo:text-align="center"/>
      <style:text-properties fo:font-size="11pt" fo:font-weight="bold" style:font-name="Book Antiqua"/>
    </style:style>
    <style:style style:family="paragraph" style:name="adf10c6" style:parent-style-name="Text_20_body">
      <style:paragraph-properties fo:text-align="center"/>
      <style:text-properties fo:font-size="11pt" fo:font-weight="bold" style:font-name="Book Antiqua"/>
    </style:style>
    <style:style style:family="text" style:name="a8e1e0d">
      <style:text-properties/>
    </style:style>
    <style:style style:family="paragraph" style:name="a769f91" style:parent-style-name="Text_20_body">
      <style:paragraph-properties fo:break-before="page" fo:text-align="justify"/>
      <style:text-properties fo:font-size="11pt" style:font-name="Book Antiqua"/>
    </style:style>
    <style:style style:family="text" style:name="a9dfb77">
      <style:text-properties fo:country="GB" fo:language="en"/>
    </style:style>
    <style:style style:family="paragraph" style:name="af72bb4" style:parent-style-name="Text_20_body">
      <style:paragraph-properties fo:text-align="justify"/>
      <style:text-properties fo:font-size="11pt" style:font-name="Book Antiqua"/>
    </style:style>
    <style:style style:family="text" style:name="a71975d">
      <style:text-properties style:text-line-through-mode="continuous" style:text-line-through-style="solid" style:text-line-through-type="single" style:text-overline-mode="continuous" style:text-underline-mode="continuous"/>
    </style:style>
    <style:style style:family="text" style:name="a80a8d2">
      <style:text-properties style:text-line-through-mode="continuous" style:text-line-through-style="solid" style:text-line-through-type="single" style:text-overline-mode="continuous" style:text-position="sub" style:text-underline-mode="continuous"/>
    </style:style>
    <style:style style:family="paragraph" style:name="ae05e47" style:parent-style-name="Text_20_body">
      <style:paragraph-properties fo:text-align="justify"/>
      <style:text-properties fo:font-size="11pt" style:font-name="Book Antiqua"/>
    </style:style>
    <style:style style:family="paragraph" style:name="a37d966" style:parent-style-name="Text_20_body">
      <style:paragraph-properties fo:text-align="center"/>
      <style:text-properties fo:font-size="11pt" fo:font-weight="bold" style:font-name="Book Antiqua"/>
    </style:style>
    <style:style style:family="paragraph" style:name="aeef42d" style:parent-style-name="Text_20_body">
      <style:paragraph-properties fo:text-align="left"/>
      <style:text-properties fo:font-size="11pt" fo:font-weight="bold" style:font-name="Book Antiqua"/>
    </style:style>
    <style:style style:family="table-cell" style:name="a464836">
      <style:table-cell-properties fo:border-bottom="0.02mm solid #000000" fo:border-left="0.02mm solid #000000" fo:border-right="0.02mm solid #000000" fo:border-top="0.02mm solid #000000"/>
    </style:style>
    <style:style style:family="table-cell" style:name="af74985">
      <style:table-cell-properties fo:border-bottom="0.02mm solid #000000" fo:border-left="0.02mm solid #000000" fo:border-right="0.02mm solid #000000" fo:border-top="0.02mm solid #000000"/>
    </style:style>
    <style:style style:family="table-cell" style:name="a944d12">
      <style:table-cell-properties fo:border-bottom="0.02mm solid #000000" fo:border-left="0.02mm solid #000000" fo:border-right="0.02mm solid #000000" fo:border-top="0.02mm solid #000000"/>
    </style:style>
    <style:style style:family="table-cell" style:name="ab626cc">
      <style:table-cell-properties fo:border-bottom="0.02mm solid #000000" fo:border-left="0.02mm solid #000000" fo:border-right="0.02mm solid #000000" fo:border-top="0.02mm solid #000000"/>
    </style:style>
    <style:style style:family="table-cell" style:name="a6aed41">
      <style:table-cell-properties fo:border-bottom="0.02mm solid #000000" fo:border-left="0.02mm solid #000000" fo:border-right="0.02mm solid #000000" fo:border-top="0.02mm solid #000000"/>
    </style:style>
    <style:style style:family="table-cell" style:name="abbfdab">
      <style:table-cell-properties fo:border-bottom="0.02mm solid #000000" fo:border-left="0.02mm solid #000000" fo:border-right="0.02mm solid #000000" fo:border-top="0.02mm solid #000000"/>
    </style:style>
    <style:style style:family="table-cell" style:name="a1b8fce">
      <style:table-cell-properties fo:border-bottom="0.02mm solid #000000" fo:border-left="0.02mm solid #000000" fo:border-right="0.02mm solid #000000" fo:border-top="0.02mm solid #000000"/>
    </style:style>
    <style:style style:family="table-cell" style:name="ad37430">
      <style:table-cell-properties fo:border-bottom="0.02mm solid #000000" fo:border-left="0.02mm solid #000000" fo:border-right="0.02mm solid #000000" fo:border-top="0.02mm solid #000000"/>
    </style:style>
    <style:style style:family="table-cell" style:name="aadd15f">
      <style:table-cell-properties fo:border-bottom="0.02mm solid #000000" fo:border-left="0.02mm solid #000000" fo:border-right="0.02mm solid #000000" fo:border-top="0.02mm solid #000000"/>
    </style:style>
    <style:style style:family="table-column" style:name="a50efbf">
      <style:table-column-properties style:rel-column-width="1000*"/>
    </style:style>
    <style:style style:family="table" style:name="a63624e" style:parent-style-name="TableGrid">
      <style:table-properties style:rel-width="100%"/>
    </style:style>
    <style:style style:family="paragraph" style:name="ac0a2a0" style:parent-style-name="Text_20_body">
      <style:paragraph-properties fo:text-align="left"/>
      <style:text-properties fo:font-size="11pt" fo:font-weight="bold" style:font-name="Book Antiqua"/>
    </style:style>
    <style:style style:family="paragraph" style:name="aa20510" style:parent-style-name="Text_20_body">
      <style:paragraph-properties fo:text-align="left"/>
      <style:text-properties fo:font-size="11pt" fo:font-weight="bold" style:font-name="Book Antiqua"/>
    </style:style>
    <style:style style:family="paragraph" style:name="a0d886d" style:parent-style-name="Text_20_body">
      <style:paragraph-properties fo:text-align="left"/>
      <style:text-properties fo:font-size="11pt" fo:font-weight="bold" style:font-name="Book Antiqua"/>
    </style:style>
    <style:style style:family="paragraph" style:name="ad3ba44" style:parent-style-name="Text_20_body">
      <style:paragraph-properties fo:text-align="left"/>
      <style:text-properties fo:font-size="11pt" fo:font-weight="bold" style:font-name="Book Antiqua"/>
    </style:style>
    <style:style style:family="paragraph" style:name="a7092ae" style:parent-style-name="Text_20_body">
      <style:paragraph-properties fo:text-align="center"/>
      <style:text-properties fo:font-size="11pt" fo:font-weight="bold" style:font-name="Book Antiqua"/>
    </style:style>
    <style:style style:family="paragraph" style:name="ae82ae6" style:parent-style-name="Text_20_body">
      <style:paragraph-properties fo:text-align="center"/>
      <style:text-properties fo:font-size="11pt" fo:font-weight="bold" style:font-name="Book Antiqua"/>
    </style:style>
    <style:style style:family="table-cell" style:name="a50e009">
      <style:table-cell-properties fo:border-bottom="0.02mm solid #000000" fo:border-left="0.02mm solid #000000" fo:border-right="0.02mm solid #000000" fo:border-top="0.02mm solid #000000"/>
    </style:style>
    <style:style style:family="table-column" style:name="a0807e5">
      <style:table-column-properties style:rel-column-width="1000*"/>
    </style:style>
    <style:style style:family="table" style:name="a27660d" style:parent-style-name="TableGrid">
      <style:table-properties style:rel-width="100%"/>
    </style:style>
    <style:style style:family="text" style:name="a144aa9">
      <style:text-properties style:text-line-through-mode="continuous" style:text-line-through-style="solid" style:text-line-through-type="single" style:text-overline-mode="continuous" style:text-underline-mode="continuous"/>
    </style:style>
    <style:style style:family="text" style:name="a6edd34">
      <style:text-properties style:text-position="sub"/>
    </style:style>
    <style:style style:family="paragraph" style:name="P1" style:parent-style-name="Text_20_body">
      <style:paragraph-properties fo:text-align="justify" style:justify-single-word="false"/>
      <style:text-properties fo:font-size="11pt" style:font-name="Book Antiqua"/>
    </style:style>
    <style:style style:family="paragraph" style:name="P2" style:parent-style-name="Text_20_body">
      <style:paragraph-properties fo:text-align="center" style:justify-single-word="false"/>
      <style:text-properties fo:font-size="11pt" fo:font-weight="bold" style:country-asian="SG" style:font-name="Book Antiqua" style:font-weight-asian="bold" style:font-weight-complex="bold" style:language-asian="zh"/>
    </style:style>
    <style:style style:family="paragraph" style:name="P3" style:parent-style-name="Text_20_body">
      <style:paragraph-properties fo:text-align="justify" style:justify-single-word="false"/>
      <style:text-properties fo:font-size="11pt" style:font-name="Book Antiqua"/>
    </style:style>
    <style:style style:family="paragraph" style:name="P4" style:parent-style-name="Text_20_body">
      <style:paragraph-properties fo:text-align="center" style:justify-single-word="false"/>
      <style:text-properties fo:font-size="11pt" fo:font-weight="bold" style:country-asian="SG" style:font-name="Book Antiqua" style:font-weight-asian="bold" style:font-weight-complex="bold" style:language-asian="zh"/>
    </style:style>
    <style:style style:family="paragraph" style:name="P5" style:parent-style-name="Text_20_body">
      <style:paragraph-properties fo:text-align="start" style:justify-single-word="false"/>
      <style:text-properties fo:font-size="11pt" fo:font-weight="bold" style:country-asian="SG" style:font-name="Book Antiqua" style:font-weight-asian="bold" style:font-weight-complex="bold" style:language-asian="zh"/>
    </style:style>
    <style:style style:family="text" style:name="T1">
      <style:text-properties fo:country="GB" fo:language="en"/>
    </style:style>
    <style:style style:family="text" style:name="a45ca0a">
      <style:text-properties style:text-line-through-mode="continuous" style:text-line-through-style="solid" style:text-line-through-type="single" style:text-overline-mode="continuous" style:text-position="sub" style:text-underline-mode="continuous"/>
    </style:style>
    <style:style style:family="text" style:name="a15759c">
      <style:text-properties style:text-line-through-mode="continuous" style:text-line-through-style="solid" style:text-line-through-type="single" style:text-overline-mode="continuous" style:text-position="sub" style:text-underline-mode="continuous"/>
    </style:style>
    <style:style style:family="paragraph" style:name="a88c13a" style:parent-style-name="Text_20_body">
      <style:paragraph-properties fo:text-align="justify" style:justify-single-word="false"/>
      <style:text-properties fo:font-size="11pt" style:font-name="Book Antiqua"/>
    </style:style>
    <style:style style:family="paragraph" style:name="ae319a2" style:parent-style-name="Text_20_body">
      <style:paragraph-properties fo:break-before="page" fo:text-align="justify" style:justify-single-word="false"/>
      <style:text-properties fo:font-size="11pt" style:font-name="Book Antiqua"/>
    </style: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41">
      <text:list-level-style-number style:num-format="I"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I"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I"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I"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I"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I"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41" style:name="ad7302a" style:parent-style-name="ListParagraph">
      <style:paragraph-properties fo:text-align="justify" style:justify-single-word="false"/>
      <style:text-properties fo:font-size="11pt" style:font-name="Book Antiqua"/>
    </style:style>
    <style:style style:family="paragraph" style:list-style-name="L30041" style:name="a98f3b7" style:parent-style-name="ListParagraph">
      <style:paragraph-properties fo:text-align="justify" style:justify-single-word="false"/>
      <style:text-properties fo:font-size="11pt" style:font-name="Book Antiqua"/>
    </style:style>
    <style:style style:family="paragraph" style:list-style-name="L30041" style:name="abe2c44" style:parent-style-name="ListParagraph">
      <style:paragraph-properties fo:text-align="justify" style:justify-single-word="false"/>
      <style:text-properties fo:font-size="11pt" style:font-name="Book Antiqua"/>
    </style:style>
    <style:style style:family="paragraph" style:list-style-name="L30041" style:name="a1a8a7b" style:parent-style-name="ListParagraph">
      <style:paragraph-properties fo:text-align="justify" style:justify-single-word="false"/>
      <style:text-properties fo:font-size="11pt" style:font-name="Book Antiqua"/>
    </style:style>
    <style:style style:family="paragraph" style:list-style-name="L30041" style:name="a305cac" style:parent-style-name="ListParagraph">
      <style:paragraph-properties fo:text-align="justify" style:justify-single-word="false"/>
      <style:text-properties fo:font-size="11pt" style:font-name="Book Antiqua"/>
    </style:style>
    <style:style style:family="paragraph" style:list-style-name="L30041" style:name="a5d9078" style:parent-style-name="ListParagraph">
      <style:paragraph-properties fo:text-align="justify" style:justify-single-word="false"/>
      <style:text-properties fo:font-size="11pt" style:font-name="Book Antiqua"/>
    </style:style>
    <style:style style:family="paragraph" style:list-style-name="L30041" style:name="af2e240" style:parent-style-name="ListParagraph">
      <style:paragraph-properties fo:text-align="justify" style:justify-single-word="false"/>
      <style:text-properties fo:font-size="11pt" style:font-name="Book Antiqua"/>
    </style:style>
    <style:style style:family="paragraph" style:list-style-name="L30041" style:name="a6e54ba" style:parent-style-name="ListParagraph">
      <style:paragraph-properties fo:text-align="justify" style:justify-single-word="false"/>
      <style:text-properties fo:font-size="11pt" style:font-name="Book Antiqua"/>
    </style:style>
    <style:style style:family="paragraph" style:list-style-name="L30041" style:name="addfbe0" style:parent-style-name="ListParagraph">
      <style:paragraph-properties fo:text-align="justify" style:justify-single-word="false"/>
      <style:text-properties fo:font-size="11pt" style:font-name="Book Antiqua"/>
    </style:style>
    <style:style style:family="paragraph" style:list-style-name="L30041" style:name="affb07e" style:parent-style-name="ListParagraph">
      <style:paragraph-properties fo:text-align="justify" style:justify-single-word="false"/>
      <style:text-properties fo:font-size="13pt" style:font-name="Book Antiqua"/>
    </style:style>
    <style:style style:family="paragraph" style:list-style-name="L30041" style:name="a554869" style:parent-style-name="ListParagraph">
      <style:paragraph-properties fo:text-align="justify" style:justify-single-word="false"/>
      <style:text-properties fo:font-size="11pt" style:font-name="Book Antiqua"/>
    </style:style>
    <style:style style:family="paragraph" style:name="adb3008" style:parent-style-name="Text_20_body">
      <style:paragraph-properties fo:text-align="justify"/>
      <style:text-properties fo:font-size="11pt" style:font-name="Book Antiqua"/>
    </style:style>
    <style:style style:family="paragraph" style:name="a891574" style:parent-style-name="Text_20_body">
      <style:paragraph-properties fo:break-before="page" fo:text-align="justify"/>
      <style:text-properties fo:font-size="11pt" style:font-name="Book Antiqua"/>
    </style:style>
    <style:style style:family="paragraph" style:name="aa41178" style:parent-style-name="Text_20_body">
      <style:paragraph-properties fo:text-align="justify"/>
      <style:text-properties fo:font-size="11pt" style:font-name="Book Antiqua"/>
    </style:style>
    <style:style style:family="paragraph" style:name="abf1e3d" style:parent-style-name="Text_20_body">
      <style:paragraph-properties fo:break-before="page" fo:text-align="justify"/>
      <style:text-properties fo:font-size="11pt" style:font-name="Book Antiqua"/>
    </style:style>
    <style:style style:family="paragraph" style:name="a2149d6" style:parent-style-name="Text_20_body">
      <style:paragraph-properties fo:break-before="page" fo:text-align="justify"/>
      <style:text-properties fo:font-size="11pt" style:font-name="Book Antiqua"/>
    </style:style>
    <style:style style:family="paragraph" style:list-style-name="L30041" style:name="ae52ef5" style:parent-style-name="ListParagraph">
      <style:paragraph-properties fo:text-align="justify" style:justify-single-word="false"/>
      <style:text-properties fo:font-size="11pt" style:font-name="Book Antiqua"/>
    </style:style>
    <style:style style:family="paragraph" style:list-style-name="L30041" style:name="a308486" style:parent-style-name="ListParagraph">
      <style:paragraph-properties fo:text-align="justify" style:justify-single-word="false"/>
      <style:text-properties fo:font-size="11pt" style:font-name="Book Antiqua"/>
    </style:style>
    <style:style style:family="paragraph" style:list-style-name="L30041" style:name="a218a33" style:parent-style-name="ListParagraph">
      <style:paragraph-properties fo:text-align="justify" style:justify-single-word="false"/>
      <style:text-properties fo:font-size="11pt" style:font-name="Book Antiqua"/>
    </style:style>
    <style:style style:family="paragraph" style:list-style-name="L30041" style:name="a18e511" style:parent-style-name="ListParagraph">
      <style:paragraph-properties fo:text-align="justify" style:justify-single-word="false"/>
      <style:text-properties fo:font-size="11pt" style:font-name="Book Antiqua"/>
    </style:style>
    <style:style style:family="paragraph" style:list-style-name="L30041" style:name="a5be5f7" style:parent-style-name="ListParagraph">
      <style:paragraph-properties fo:text-align="justify" style:justify-single-word="false"/>
      <style:text-properties fo:font-size="11pt" style:font-name="Book Antiqua"/>
    </style:style>
    <style:style style:family="paragraph" style:list-style-name="L30041" style:name="a8c97f9" style:parent-style-name="ListParagraph">
      <style:paragraph-properties fo:text-align="justify" style:justify-single-word="false"/>
      <style:text-properties fo:font-size="11pt" style:font-name="Book Antiqua"/>
    </style:style>
    <style:style style:family="paragraph" style:list-style-name="L30041" style:name="aad9cbf" style:parent-style-name="ListParagraph">
      <style:paragraph-properties fo:text-align="justify" style:justify-single-word="false"/>
      <style:text-properties fo:font-size="11pt" style:font-name="Book Antiqua"/>
    </style:style>
    <style:style style:family="paragraph" style:list-style-name="L30041" style:name="a27201e" style:parent-style-name="ListParagraph">
      <style:paragraph-properties fo:text-align="justify" style:justify-single-word="false"/>
      <style:text-properties fo:font-size="11pt" style:font-name="Book Antiqua"/>
    </style:style>
    <style:style style:family="paragraph" style:list-style-name="L30041" style:name="a10cddc" style:parent-style-name="ListParagraph">
      <style:paragraph-properties fo:text-align="justify" style:justify-single-word="false"/>
      <style:text-properties fo:font-size="11pt" style:font-name="Book Antiqua"/>
    </style:style>
    <style:style style:family="paragraph" style:list-style-name="L30041" style:name="a8c5260" style:parent-style-name="ListParagraph">
      <style:paragraph-properties fo:text-align="justify" style:justify-single-word="false"/>
      <style:text-properties fo:font-size="11pt" style:font-name="Book Antiqua"/>
    </style:style>
    <style:style style:family="paragraph" style:list-style-name="L30041" style:name="afd97d2" style:parent-style-name="ListParagraph">
      <style:paragraph-properties fo:text-align="justify" style:justify-single-word="false"/>
      <style:text-properties fo:font-size="11pt" style:font-name="Book Antiqua"/>
    </style:style>
    <style:style style:family="paragraph" style:list-style-name="L30041" style:name="a2cd887" style:parent-style-name="ListParagraph">
      <style:paragraph-properties fo:text-align="justify" style:justify-single-word="false"/>
      <style:text-properties fo:font-size="11pt" style:font-name="Book Antiqua"/>
    </style:style>
    <style:style style:family="paragraph" style:list-style-name="L30041" style:name="aebf0f5" style:parent-style-name="ListParagraph">
      <style:paragraph-properties fo:text-align="justify" style:justify-single-word="false"/>
      <style:text-properties fo:font-size="11pt" style:font-name="Book Antiqua"/>
    </style:style>
    <style:style style:family="paragraph" style:list-style-name="L30041" style:name="a752f7e" style:parent-style-name="ListParagraph">
      <style:paragraph-properties fo:text-align="justify" style:justify-single-word="false"/>
      <style:text-properties fo:font-size="11pt" style:font-name="Book Antiqua"/>
    </style:style>
    <style:style style:family="paragraph" style:list-style-name="L30041" style:name="a8c4f69" style:parent-style-name="ListParagraph">
      <style:paragraph-properties fo:text-align="justify" style:justify-single-word="false"/>
      <style:text-properties fo:font-size="11pt" style:font-name="Book Antiqua"/>
    </style:style>
    <style:style style:family="paragraph" style:list-style-name="L30041" style:name="a0aa48a" style:parent-style-name="ListParagraph">
      <style:paragraph-properties fo:text-align="justify" style:justify-single-word="false"/>
      <style:text-properties fo:font-size="11pt" style:font-name="Book Antiqua"/>
    </style:style>
    <style:style style:family="paragraph" style:list-style-name="L30041" style:name="a6a934d" style:parent-style-name="ListParagraph">
      <style:paragraph-properties fo:text-align="justify" style:justify-single-word="false"/>
      <style:text-properties fo:font-size="11pt" style:font-name="Book Antiqua"/>
    </style:style>
    <style:style style:family="paragraph" style:list-style-name="L30041" style:name="aaa17fb" style:parent-style-name="ListParagraph">
      <style:paragraph-properties fo:text-align="justify" style:justify-single-word="false"/>
      <style:text-properties fo:font-size="11pt" style:font-name="Book Antiqua"/>
    </style:style>
    <style:style style:family="paragraph" style:list-style-name="L30041" style:name="adababb" style:parent-style-name="ListParagraph">
      <style:paragraph-properties fo:text-align="justify" style:justify-single-word="false"/>
      <style:text-properties fo:font-size="11pt" style:font-name="Book Antiqua"/>
    </style:style>
    <style:style style:family="paragraph" style:list-style-name="L30041" style:name="a258373" style:parent-style-name="ListParagraph">
      <style:paragraph-properties fo:text-align="justify" style:justify-single-word="false"/>
      <style:text-properties fo:font-size="11pt" style:font-name="Book Antiqua"/>
    </style:style>
    <style:style style:family="paragraph" style:name="a81800c" style:parent-style-name="Text_20_body">
      <style:paragraph-properties fo:text-align="justify"/>
      <style:text-properties fo:font-size="11pt" style:font-name="Book Antiqua"/>
    </style:style>
    <style:style style:family="text" style:name="acd85f2">
      <style:text-properties fo:font-size="13pt" style:text-line-through-mode="continuous" style:text-line-through-style="solid" style:text-line-through-type="single" style:text-overline-mode="continuous" style:text-position="sub" style:text-underline-mode="continuous"/>
    </style:style>
    <style:style style:family="text" style:name="a2faf20">
      <style:text-properties fo:font-size="13pt" style:text-line-through-mode="continuous" style:text-line-through-style="solid" style:text-line-through-type="single" style:text-overline-mode="continuous" style:text-position="sub" style:text-underline-mode="continuous"/>
    </style:style>
    <style:style style:family="text" style:name="a405d61">
      <style:text-properties fo:font-size="13pt" style:text-line-through-mode="continuous" style:text-line-through-style="solid" style:text-line-through-type="single" style:text-overline-mode="continuous" style:text-underline-mode="continuous"/>
    </style:style>
    <style:style style:family="text" style:name="a6ed53c">
      <style:text-properties fo:font-size="13pt" style:text-line-through-mode="continuous" style:text-line-through-style="solid" style:text-line-through-type="single" style:text-overline-mode="continuous" style:text-underline-mode="continuous"/>
    </style:style>
    <style:style style:family="text" style:name="a0ffff8">
      <style:text-properties fo:country="GB" fo:font-size="13pt" fo:language="en"/>
    </style:style>
    <style:style style:family="text" style:name="a727ab5">
      <style:text-properties fo:country="GB" fo:font-size="13pt" fo:language="en"/>
    </style:style>
    <style:style style:family="text" style:name="a666fa0">
      <style:text-properties fo:font-size="13pt"/>
    </style:style>
    <style:style style:family="text" style:name="a3b743f">
      <style:text-properties/>
    </style:style>
    <style:style style:family="text" style:name="a993d21">
      <style:text-properties fo:country="GB" fo:language="en"/>
    </style:style>
    <style:style style:family="text" style:name="a40769f">
      <style:text-properties/>
    </style:style>
    <style:style style:family="text" style:name="ae257f9">
      <style:text-properties style:text-line-through-mode="continuous" style:text-line-through-style="solid" style:text-line-through-type="single" style:text-overline-mode="continuous" style:text-position="sub" style:text-underline-mode="continuous"/>
    </style:style>
    <style:style style:family="text" style:name="a986b05">
      <style:text-properties style:text-line-through-mode="continuous" style:text-line-through-style="solid" style:text-line-through-type="single" style:text-overline-mode="continuous" style:text-underline-mode="continuous"/>
    </style:style>
    <style:style style:family="text" style:name="a934a1a">
      <style:text-properties/>
    </style:style>
    <style:style style:family="text" style:name="abf65b5">
      <style:text-properties/>
    </style:style>
    <style:style style:family="text" style:name="afe7935">
      <style:text-properties/>
    </style:style>
    <style:style style:family="text" style:name="addce2c">
      <style:text-properties/>
    </style:style>
    <style:style style:family="text" style:name="afc060d">
      <style:text-properties/>
    </style:style>
    <style:style style:family="text" style:name="a148968">
      <style:text-properties/>
    </style:style>
    <style:style style:family="text" style:name="acdc574">
      <style:text-properties/>
    </style:style>
    <style:style style:family="paragraph" style:list-style-name="L2" style:name="a42e311" style:parent-style-name="ListParagraph">
      <style:paragraph-properties fo:text-align="right"/>
    </style:style>
    <style:style style:family="paragraph" style:list-style-name="L2" style:name="a4736c5" style:parent-style-name="ListParagraph">
      <style:paragraph-properties fo:text-align="right"/>
    </style:style>
    <style:style style:family="paragraph" style:list-style-name="L2" style:name="a2253c6" style:parent-style-name="ListParagraph">
      <style:paragraph-properties fo:text-align="right"/>
    </style:style>
    <style:style style:family="paragraph" style:list-style-name="L2" style:name="a6ccf03" style:parent-style-name="ListParagraph">
      <style:paragraph-properties fo:text-align="right"/>
    </style:style>
    <style:style style:family="paragraph" style:list-style-name="L2" style:name="aa9fbef" style:parent-style-name="ListParagraph">
      <style:paragraph-properties fo:text-align="right"/>
    </style:style>
    <style:style style:family="paragraph" style:list-style-name="L2" style:name="add22db" style:parent-style-name="ListParagraph">
      <style:paragraph-properties fo:text-align="right"/>
    </style:style>
    <style:style style:family="paragraph" style:list-style-name="L2" style:name="acae609" style:parent-style-name="ListParagraph">
      <style:paragraph-properties fo:text-align="right"/>
    </style:style>
    <style:style style:family="paragraph" style:list-style-name="L2" style:name="aa2b38b" style:parent-style-name="ListParagraph">
      <style:paragraph-properties fo:text-align="right"/>
    </style:style>
    <style:style style:family="paragraph" style:list-style-name="L2" style:name="ae8843d" style:parent-style-name="ListParagraph">
      <style:paragraph-properties fo:text-align="right"/>
    </style:style>
    <style:style style:family="paragraph" style:list-style-name="L2" style:name="ae141d3" style:parent-style-name="ListParagraph">
      <style:paragraph-properties fo:text-align="right"/>
    </style:style>
    <style:style style:family="paragraph" style:list-style-name="L2" style:name="a9fa473" style:parent-style-name="ListParagraph">
      <style:paragraph-properties fo:text-align="right"/>
    </style:style>
    <style:style style:family="paragraph" style:list-style-name="L2" style:name="adc5345" style:parent-style-name="ListParagraph">
      <style:paragraph-properties fo:text-align="right"/>
    </style:style>
    <style:style style:family="paragraph" style:name="ace2c0d" style:parent-style-name="heading4">
      <style:paragraph-properties fo:text-align="right"/>
    </style:style>
    <style:style style:family="paragraph" style:name="a925efc">
      <style:paragraph-properties fo:text-align="right"/>
    </style:style>
    <style:style style:family="paragraph" style:list-style-name="L2" style:name="a44da32" style:parent-style-name="ListParagraph">
      <style:paragraph-properties fo:text-align="right"/>
    </style:style>
    <style:style style:family="paragraph" style:list-style-name="L2" style:name="a77a54c" style:parent-style-name="ListParagraph">
      <style:paragraph-properties fo:text-align="right"/>
    </style:style>
    <style:style style:family="paragraph" style:list-style-name="L2" style:name="ab92f61" style:parent-style-name="ListParagraph">
      <style:paragraph-properties fo:text-align="right"/>
    </style:style>
    <style:style style:family="paragraph" style:list-style-name="L2" style:name="acd5315" style:parent-style-name="ListParagraph">
      <style:paragraph-properties fo:text-align="right"/>
    </style:style>
    <style:style style:family="paragraph" style:list-style-name="L2" style:name="ab5994e" style:parent-style-name="ListParagraph">
      <style:paragraph-properties fo:text-align="right"/>
    </style:style>
    <style:style style:family="paragraph" style:list-style-name="L2" style:name="a7fbe9c" style:parent-style-name="ListParagraph">
      <style:paragraph-properties fo:text-align="right"/>
    </style:style>
    <style:style style:family="paragraph" style:name="a89f12e" style:parent-style-name="heading4">
      <style:paragraph-properties fo:text-align="right"/>
    </style:style>
    <style:style style:family="paragraph" style:name="ad10438">
      <style:paragraph-properties fo:text-align="right"/>
    </style:style>
    <style:style style:family="paragraph" style:name="a09be55">
      <style:paragraph-properties fo:text-align="right"/>
    </style:style>
    <style:style style:family="paragraph" style:list-style-name="L2" style:name="a564a5c" style:parent-style-name="ListParagraph">
      <style:paragraph-properties fo:text-align="right"/>
    </style:style>
    <style:style style:family="paragraph" style:list-style-name="L2" style:name="ae15a75" style:parent-style-name="ListParagraph">
      <style:paragraph-properties fo:text-align="right"/>
    </style:style>
    <style:style style:family="paragraph" style:list-style-name="L2" style:name="a4048af" style:parent-style-name="ListParagraph">
      <style:paragraph-properties fo:text-align="right"/>
    </style:style>
    <style:style style:family="paragraph" style:list-style-name="L2" style:name="a986ab8" style:parent-style-name="ListParagraph">
      <style:paragraph-properties fo:text-align="right"/>
    </style:style>
    <style:style style:family="paragraph" style:list-style-name="L2" style:name="a7d53ee" style:parent-style-name="ListParagraph">
      <style:paragraph-properties fo:text-align="right"/>
    </style:style>
    <style:style style:family="paragraph" style:list-style-name="L2" style:name="a6795e5" style:parent-style-name="ListParagraph">
      <style:paragraph-properties fo:text-align="right"/>
    </style:style>
    <style:style style:family="paragraph" style:name="af83730" style:parent-style-name="heading4">
      <style:paragraph-properties fo:text-align="right"/>
    </style:style>
    <style:style style:family="paragraph" style:name="a75e94d">
      <style:paragraph-properties fo:text-align="right"/>
    </style:style>
    <style:style style:family="paragraph" style:name="a515e6a">
      <style:paragraph-properties fo:text-align="right"/>
    </style:style>
    <style:style style:family="paragraph" style:name="a66da36">
      <style:paragraph-properties fo:text-align="right"/>
    </style:style>
    <style:style style:family="paragraph" style:name="a293631">
      <style:paragraph-properties fo:text-align="right"/>
    </style:style>
    <style:style style:family="paragraph" style:name="a5571e0">
      <style:paragraph-properties/>
    </style:style>
    <style:style style:family="paragraph" style:list-style-name="L2" style:name="ac4fd7f" style:parent-style-name="ListParagraph">
      <style:paragraph-properties fo:text-align="right"/>
    </style:style>
    <style:style style:family="paragraph" style:list-style-name="L2" style:name="a2d4792" style:parent-style-name="ListParagraph">
      <style:paragraph-properties fo:text-align="right"/>
    </style:style>
    <style:style style:family="paragraph" style:list-style-name="L2" style:name="af04ba0" style:parent-style-name="ListParagraph">
      <style:paragraph-properties fo:text-align="right"/>
    </style:style>
    <style:style style:family="paragraph" style:list-style-name="L2" style:name="a1196cf" style:parent-style-name="ListParagraph">
      <style:paragraph-properties fo:text-align="right"/>
    </style:style>
    <style:style style:family="paragraph" style:list-style-name="L2" style:name="af8b85c" style:parent-style-name="ListParagraph">
      <style:paragraph-properties fo:text-align="right"/>
    </style:style>
    <style:style style:family="paragraph" style:list-style-name="L2" style:name="aefe80c" style:parent-style-name="ListParagraph">
      <style:paragraph-properties fo:text-align="right"/>
    </style:style>
    <style:style style:family="paragraph" style:name="ac8e81e" style:parent-style-name="heading4">
      <style:paragraph-properties fo:text-align="right"/>
    </style:style>
    <style:style style:family="paragraph" style:name="a378045">
      <style:paragraph-properties fo:text-align="right"/>
    </style:style>
    <style:style style:family="paragraph" style:name="a28f0b4">
      <style:paragraph-properties fo:text-align="right"/>
    </style:style>
    <style:style style:family="paragraph" style:name="a9fa53d">
      <style:paragraph-properties fo:text-align="right"/>
    </style:style>
    <style:style style:family="paragraph" style:name="a62bb3e">
      <style:paragraph-properties fo:text-align="right"/>
    </style:style>
    <style:style style:family="paragraph" style:name="a6da353">
      <style:paragraph-properties/>
    </style:style>
    <style:style style:family="paragraph" style:name="a5df702">
      <style:paragraph-properties/>
    </style:style>
    <style:style style:family="paragraph" style:name="a45b676">
      <style:paragraph-properties/>
    </style:style>
    <style:style style:family="paragraph" style:name="ac6fcf6">
      <style:paragraph-properties/>
    </style:style>
    <style:style style:family="text" style:name="a147628">
      <style:text-properties fo:font-size="20pt" style:text-line-through-mode="continuous" style:text-line-through-style="solid" style:text-line-through-type="single" style:text-overline-mode="continuous" style:text-position="sub" style:text-underline-mode="continuous"/>
    </style:style>
    <style:style style:family="text" style:name="aa033b5">
      <style:text-properties fo:font-size="20pt" style:text-line-through-mode="continuous" style:text-line-through-style="solid" style:text-line-through-type="single" style:text-overline-mode="continuous" style:text-position="sub" style:text-underline-mode="continuous"/>
    </style:style>
    <style:style style:family="text" style:name="aefeae5">
      <style:text-properties fo:font-size="20pt" style:text-line-through-mode="continuous" style:text-line-through-style="solid" style:text-line-through-type="single" style:text-overline-mode="continuous" style:text-underline-mode="continuous"/>
    </style:style>
    <style:style style:family="text" style:name="a0a3e76">
      <style:text-properties fo:font-size="20pt" style:text-line-through-mode="continuous" style:text-line-through-style="solid" style:text-line-through-type="single" style:text-overline-mode="continuous" style:text-underline-mode="continuous"/>
    </style:style>
    <style:style style:family="text" style:name="a9e83bd">
      <style:text-properties fo:country="GB" fo:font-size="20pt" fo:language="en"/>
    </style:style>
    <style:style style:family="text" style:name="a5bf544">
      <style:text-properties fo:country="GB" fo:font-size="20pt" fo:language="en"/>
    </style:style>
    <style:style style:family="paragraph" style:name="abe00e5" style:parent-style-name="Text_20_body">
      <style:paragraph-properties fo:text-align="justify"/>
      <style:text-properties fo:font-size="20pt" style:font-name="Book Antiqua"/>
    </style:style>
    <style:style style:family="text" style:name="a66cdc2">
      <style:text-properties fo:country="GB" fo:font-size="20pt" fo:language="en"/>
    </style:style>
    <style:style style:family="text" style:name="a45ae09">
      <style:text-properties fo:font-size="20pt"/>
    </style:style>
    <style:style style:family="text" style:name="a6b788e">
      <style:text-properties fo:font-size="20pt"/>
    </style:style>
    <style:style style:family="text" style:name="a1a3a2f">
      <style:text-properties fo:font-size="20pt"/>
    </style:style>
    <style:style style:family="paragraph" style:name="a905457" style:parent-style-name="Text_20_body">
      <style:paragraph-properties fo:text-align="justify"/>
      <style:text-properties fo:font-size="20pt" style:font-name="Book Antiqua"/>
    </style:style>
    <style:style style:family="paragraph" style:name="a959e1c" style:parent-style-name="Text_20_body">
      <style:paragraph-properties fo:break-before="page" fo:text-align="justify"/>
      <style:text-properties fo:font-size="20pt" style:font-name="Book Antiqua"/>
    </style:style>
    <style:style style:family="paragraph" style:name="a783637" style:parent-style-name="Text_20_body">
      <style:paragraph-properties fo:break-before="page" fo:text-align="justify"/>
      <style:text-properties fo:font-size="20pt" style:font-name="Book Antiqua"/>
    </style:style>
    <style:style style:family="paragraph" style:name="a1237d7" style:parent-style-name="Text_20_body">
      <style:paragraph-properties fo:text-align="justify"/>
      <style:text-properties fo:font-size="20pt" style:font-name="Book Antiqua"/>
    </style:style>
    <style:style style:family="paragraph" style:name="a51e88f" style:parent-style-name="Text_20_body">
      <style:paragraph-properties fo:break-before="page" fo:text-align="justify"/>
      <style:text-properties fo:font-size="20pt" style:font-name="Book Antiqua"/>
    </style:style>
    <style:style style:family="paragraph" style:name="a6ff6f3" style:parent-style-name="Text_20_body">
      <style:paragraph-properties fo:break-before="page" fo:text-align="justify"/>
      <style:text-properties fo:font-size="20pt" style:font-name="Book Antiqua"/>
    </style:style>
    <style:style style:family="paragraph" style:name="a9380fb" style:parent-style-name="Text_20_body">
      <style:paragraph-properties fo:text-align="justify"/>
      <style:text-properties fo:font-size="20pt" style:font-name="Book Antiqua"/>
    </style:style>
    <style:style style:family="paragraph" style:name="a9993b7" style:parent-style-name="Text_20_body">
      <style:paragraph-properties fo:break-before="page" fo:text-align="justify"/>
      <style:text-properties fo:font-size="20pt" style:font-name="Book Antiqua"/>
    </style:style>
    <style:style style:family="paragraph" style:name="ad6b9be" style:parent-style-name="Text_20_body">
      <style:paragraph-properties fo:break-before="page" fo:text-align="justify"/>
      <style:text-properties fo:font-size="20pt" style:font-name="Book Antiqua"/>
    </style:style>
    <style:style style:family="paragraph" style:name="a4820e1" style:parent-style-name="Text_20_body">
      <style:paragraph-properties fo:text-align="justify"/>
      <style:text-properties fo:font-size="20pt" style:font-name="Book Antiqua"/>
    </style:style>
    <style:style style:family="paragraph" style:name="a511aa3" style:parent-style-name="Text_20_body">
      <style:paragraph-properties fo:break-before="page" fo:text-align="justify"/>
      <style:text-properties fo:font-size="20pt" style:font-name="Book Antiqua"/>
    </style:style>
    <style:style style:family="text" style:name="a9c0f92">
      <style:text-properties fo:font-size="18pt"/>
    </style:style>
    <style:style style:family="text" style:name="ad73c89">
      <style:text-properties fo:font-size="18pt"/>
    </style:style>
    <style:style style:family="text" style:name="a43a5bf">
      <style:text-properties fo:font-size="18pt"/>
    </style:style>
    <style:style style:family="text" style:name="ab704e1">
      <style:text-properties fo:font-size="18pt"/>
    </style:style>
    <style:style style:family="text" style:name="a5323da">
      <style:text-properties fo:font-size="18pt"/>
    </style:style>
    <style:style style:family="text" style:name="aced4d7">
      <style:text-properties fo:font-size="18pt"/>
    </style:style>
    <style:style style:family="text" style:name="aa7fb9e">
      <style:text-properties fo:font-size="18pt"/>
    </style:style>
    <style:style style:family="text" style:name="a6deacd">
      <style:text-properties fo:font-size="18pt"/>
    </style:style>
    <style:style style:family="text" style:name="a9b052a">
      <style:text-properties fo:font-size="18pt"/>
    </style:style>
    <style:style style:family="text" style:name="ab50142">
      <style:text-properties fo:font-size="18pt"/>
    </style:style>
    <style:style style:family="text" style:name="a26c702">
      <style:text-properties fo:font-size="18pt" style:text-line-through-mode="continuous" style:text-line-through-style="solid" style:text-line-through-type="single" style:text-overline-mode="continuous" style:text-position="sub" style:text-underline-mode="continuous"/>
    </style:style>
    <style:style style:family="text" style:name="ae0f86c">
      <style:text-properties fo:font-size="18pt" style:text-line-through-mode="continuous" style:text-line-through-style="solid" style:text-line-through-type="single" style:text-overline-mode="continuous" style:text-position="sub" style:text-underline-mode="continuous"/>
    </style:style>
    <style:style style:family="text" style:name="a1c2d11">
      <style:text-properties fo:font-size="18pt" style:text-line-through-mode="continuous" style:text-line-through-style="solid" style:text-line-through-type="single" style:text-overline-mode="continuous" style:text-underline-mode="continuous"/>
    </style:style>
    <style:style style:family="text" style:name="a8239a3">
      <style:text-properties fo:font-size="18pt" style:text-line-through-mode="continuous" style:text-line-through-style="solid" style:text-line-through-type="single" style:text-overline-mode="continuous" style:text-underline-mode="continuous"/>
    </style:style>
    <style:style style:family="text" style:name="a4efe87">
      <style:text-properties fo:font-size="18pt"/>
    </style:style>
    <style:style style:family="text" style:name="aca88c8">
      <style:text-properties fo:font-size="18pt"/>
    </style:style>
    <style:style style:family="text" style:name="aa1f2ec">
      <style:text-properties fo:country="GB" fo:font-size="18pt" fo:language="en"/>
    </style:style>
    <style:style style:family="text" style:name="a78951f">
      <style:text-properties fo:country="GB" fo:font-size="18pt" fo:language="en"/>
    </style:style>
    <style:style style:family="text" style:name="adb9b63">
      <style:text-properties fo:country="GB" fo:font-size="18pt" fo:language="en"/>
    </style:style>
    <style:style style:family="text" style:name="a44d63c">
      <style:text-properties fo:country="GB" fo:font-size="18pt" fo:language="en"/>
    </style:style>
    <style:style style:family="text" style:name="a00d0ba">
      <style:text-properties fo:font-size="18pt"/>
    </style:style>
    <style:style style:family="text" style:name="a78022b">
      <style:text-properties fo:font-size="18pt"/>
    </style:style>
    <style:style style:family="text" style:name="a35a2b1">
      <style:text-properties fo:font-size="18pt"/>
    </style:style>
    <style:style style:family="text" style:name="aaeaf1c">
      <style:text-properties fo:font-size="18pt"/>
    </style:style>
    <style:style style:family="text" style:name="a083f63">
      <style:text-properties fo:font-size="18pt"/>
    </style:style>
    <style:style style:family="text" style:name="a982ca2">
      <style:text-properties fo:font-size="18pt"/>
    </style:style>
    <style:style style:family="text" style:name="afa7a71">
      <style:text-properties fo:font-size="18pt"/>
    </style:style>
    <style:style style:family="paragraph" style:name="a2c9fa5" style:parent-style-name="heading3">
      <style:paragraph-properties fo:break-before="page"/>
      <style:text-properties fo:font-size="18pt"/>
    </style:style>
    <style:style style:family="paragraph" style:name="a39e218" style:parent-style-name="heading3">
      <style:paragraph-properties/>
      <style:text-properties fo:font-size="18pt"/>
    </style:style>
    <style:style style:family="paragraph" style:name="aa78ac2" style:parent-style-name="heading3">
      <style:paragraph-properties fo:break-before="page"/>
      <style:text-properties fo:font-size="18pt"/>
    </style:style>
    <style:style style:family="paragraph" style:name="a5e94c1" style:parent-style-name="heading3">
      <style:paragraph-properties/>
      <style:text-properties fo:font-size="18pt"/>
    </style:style>
    <style:style style:family="paragraph" style:name="a92ae70" style:parent-style-name="heading3">
      <style:paragraph-properties fo:break-before="page"/>
      <style:text-properties fo:font-size="18pt"/>
    </style:style>
    <style:style style:family="paragraph" style:name="a706644" style:parent-style-name="heading3">
      <style:paragraph-properties/>
      <style:text-properties fo:font-size="18pt"/>
    </style:style>
    <style:style style:family="paragraph" style:name="a3077dc" style:parent-style-name="heading3">
      <style:paragraph-properties fo:break-before="page"/>
      <style:text-properties fo:font-size="18pt"/>
    </style:style>
    <style:style style:family="paragraph" style:name="a68a1a4" style:parent-style-name="heading3">
      <style:paragraph-properties/>
      <style:text-properties fo:font-size="18pt"/>
    </style:style>
    <style:style style:family="paragraph" style:name="a8af933" style:parent-style-name="heading3">
      <style:paragraph-properties fo:break-before="page"/>
      <style:text-properties fo:font-size="18pt"/>
    </style:style>
    <style:style style:family="paragraph" style:name="a193578" style:parent-style-name="heading3">
      <style:paragraph-properties/>
      <style:text-properties fo:font-size="18pt"/>
    </style:style>
    <style:style style:family="paragraph" style:name="abbf3bd" style:parent-style-name="heading3">
      <style:paragraph-properties fo:break-before="page"/>
      <style:text-properties fo:font-size="18pt"/>
    </style:style>
    <style:style style:family="paragraph" style:name="a654dc9" style:parent-style-name="heading3">
      <style:paragraph-properties/>
      <style:text-properties fo:font-size="18pt"/>
    </style:style>
    <style:style style:family="paragraph" style:name="a7a1266" style:parent-style-name="heading3">
      <style:paragraph-properties fo:break-before="page"/>
      <style:text-properties fo:font-size="18pt"/>
    </style:style>
    <style:style style:family="paragraph" style:name="ab76289" style:parent-style-name="heading3">
      <style:paragraph-properties/>
      <style:text-properties fo:font-size="18pt"/>
    </style:style>
    <style:style style:family="paragraph" style:name="a20ded7" style:parent-style-name="heading3">
      <style:paragraph-properties fo:break-before="page"/>
      <style:text-properties fo:font-size="18pt"/>
    </style:style>
    <style:style style:family="paragraph" style:name="a8f24d0" style:parent-style-name="heading3">
      <style:paragraph-properties/>
      <style:text-properties fo:font-size="18pt"/>
    </style:style>
    <style:style style:family="paragraph" style:name="a6f086c" style:parent-style-name="heading3">
      <style:paragraph-properties fo:break-before="page"/>
      <style:text-properties fo:font-size="18pt"/>
    </style:style>
    <style:style style:family="paragraph" style:name="a01a459" style:parent-style-name="heading3">
      <style:paragraph-properties fo:break-before="page"/>
      <style:text-properties fo:font-size="18pt"/>
    </style:style>
    <style:style style:family="paragraph" style:name="a883599" style:parent-style-name="heading3">
      <style:paragraph-properties fo:break-before="page"/>
      <style:text-properties fo:font-size="18pt"/>
    </style:style>
    <style:style style:family="paragraph" style:name="acda9f6" style:parent-style-name="heading3">
      <style:paragraph-properties fo:break-before="page"/>
      <style:text-properties fo:font-size="18pt"/>
    </style:style>
    <style:style style:family="paragraph" style:name="a0a0d91" style:parent-style-name="heading3">
      <style:paragraph-properties fo:break-before="page"/>
      <style:text-properties fo:font-size="18pt"/>
    </style:style>
    <style:style style:family="paragraph" style:name="a7cdae9" style:parent-style-name="heading3">
      <style:paragraph-properties fo:break-before="page"/>
      <style:text-properties fo:font-size="18pt"/>
    </style:style>
    <style:style style:family="paragraph" style:name="af0b14f" style:parent-style-name="heading3">
      <style:paragraph-properties fo:break-before="page"/>
      <style:text-properties fo:font-size="18pt"/>
    </style:style>
    <style:style style:family="paragraph" style:name="a6b0457" style:parent-style-name="heading3">
      <style:paragraph-properties fo:break-before="page"/>
      <style:text-properties fo:font-size="18pt"/>
    </style:style>
    <style:style style:family="paragraph" style:name="aaab848" style:parent-style-name="heading3">
      <style:paragraph-properties fo:break-before="page"/>
      <style:text-properties fo:font-size="18pt"/>
    </style:style>
    <style:style style:family="paragraph" style:name="a672d4b" style:parent-style-name="heading3">
      <style:paragraph-properties/>
      <style:text-properties fo:font-size="18pt"/>
    </style:style>
    <style:style style:family="paragraph" style:name="ab93657" style:parent-style-name="heading3">
      <style:text-properties fo:font-size="12pt"/>
    </style:style>
    <style:style style:family="paragraph" style:name="a0295cb" style:parent-style-name="Standard">
      <style:paragraph-properties/>
    </style:style>
    <style:style style:family="paragraph" style:name="a000a56" style:parent-style-name="Standard">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list-item>
          <text:list>
            <text:list-item>
              <text:list>
                <text:list-item>
                  <text:list>
                    <text:list-item>
                      <text:list>
                        <text:list-item>
                          <text:list>
                            <text:list-item>
                              <text:list>
                                <text:list-item>
                                  <text:list>
                                    <text:list-item>
                                      <text:list>
                                        <text:list-item>
                                          <text:p text:style-name="ab93657">gfdfoiioudfg</text:p>
                                        </text:list-item>
                                        <text:list-item>
                                          <text:h text:outline-level="3" text:style-name="Standard">dfgipodig<text:line-break/><text:line-break/></text:h>
                                        </text:list-item>
                                        <text:list-item>
                                          <text:h text:outline-level="3" text:style-name="Standard">dfgiodfug</text:h>
                                        </text:list-item>
                                        <text:list-item>
                                          <text:h text:outline-level="3" text:style-name="a9900fe"/>
                                        </text:list-item>
                                        <text:list-item>
                                          <text:h text:outline-level="3" text:style-name="a000a56"/>
                                        </text:list-item>
                                        <text:list-item>
                                          <text:h text:outline-level="3" text:style-name="Standard">dfgiudg</text:h>
                                        </text:list-item>
                                        <text:list-item>
                                          <text:h text:outline-level="3" text:style-name="Standard">dfigpodfg</text:h>
                                        </text:list-item>
                                        <text:list-item>
                                          <text:h text:outline-level="3" text:style-name="Standard">dfigudf</text:h>
                                        </text:list-item>
                                        <text:list-item>
                                          <text:h text:outline-level="3" text:style-name="Standard">fdiudf</text:h>
                                        </text:list-item>
                                        <text:list-item>
                                          <text:h text:outline-level="3" text:style-name="Standard">dfoigfdg</text:h>
                                        </text:list-item>
                                        <text:list-item>
                                          <text:h text:outline-level="3" text:style-name="Standard"/>
                                        </text:list-item>
                                        <text:list-item/>
                                        <text:list-item/>
                                        <text:list-item/>
                                        <text:list-item/>
                                        <text:list-item/>
                                        <text:list-item/>
                                        <text:list-item/>
                                        <text:list-item/>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1">
  <office:font-face-decls>
    <style:font-face style:name="Book Antiqua" svg:font-family="'Book Antiqua', serif"/>
    <style:font-face style:name="Calibri" svg:font-family="Calibri,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US" style:country-complex="US" style:font-size-asian="12pt" style:font-size-complex="12pt" style:language-asian="en" style:language-complex="en" style:use-window-font-color="true"/>
    </style:default-style>
    <style:default-style style:family="paragraph">
      <style:paragraph-properties fo:hyphenation-ladder-count="no-limit" style:line-break="strict" style:punctuation-wrap="hanging" style:tab-stop-distance="0.5in" style:text-autospace="ideograph-alpha" style:writing-mode="page"/>
      <style:text-properties fo:country="US" fo:font-size="12pt" fo:hyphenate="false" fo:hyphenation-push-char-count="2" fo:hyphenation-remain-char-count="2" fo:language="en" style:country-asian="US" style:country-complex="US" style:font-name="Times New Roman" style:font-name-asian="Arial Unicode MS" style:font-name-complex="Tahoma" style:font-size-asian="12pt" style:font-size-complex="12pt" style:language-asian="en" style:language-complex="en"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style:style style:default-outline-level="4" style:display-name="heading 4" style:family="paragraph" style:name="heading4" style:next-style-name="Standard" style:parent-style-name="Standard">
      <style:paragraph-properties/>
      <style:text-properties fo:color="#4F81BD" fo:font-style="italic" fo:font-weight="bold"/>
    </style:style>
    <style:style style:display-name="Table Grid" style:family="table" style:name="TableGrid" style:parent-style-name=""/>
    <style:style style:default-outline-level="3" style:display-name="heading 3" style:family="paragraph" style:name="heading3" style:next-style-name="Standard" style:parent-style-name="Standard">
      <style:paragraph-properties/>
      <style:text-properties fo:color="#4F81BD"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style:page-layout style:name="pm2">
      <style:page-layout-properties fo:margin-bottom="0.3937in" fo:margin-left="0.7874in" fo:margin-right="0.3937in" fo:margin-top="0.3937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1">
  <office:meta>
    <meta:generator>StarOffice/8$Win32 OpenOffice.org_project/680m18$Build-9161</meta:generator>
    <dc:title>Regression Testing</dc:title>
    <dc:description>To be test</dc:description>
    <dc:subject>Property Regression</dc:subject>
    <meta:creation-date>2008-06-19T15:49:48</meta:creation-date>
    <dc:creator>ssl ssl</dc:creator>
    <dc:date>2014-11-12T14:05:10</dc:date>
    <meta:keyword>Regression</meta:keyword>
    <dc:language>en-US</dc:language>
    <meta:editing-cycles>17</meta:editing-cycles>
    <meta:editing-duration>P0DT0H0M0.056S</meta:editing-duration>
    <meta:auto-reload meta:delay="PT15S"/>
    <meta:user-defined meta:name="Info 1">odt</meta:user-defined>
    <meta:user-defined meta:name="Info 2">version</meta:user-defined>
    <meta:user-defined meta:name="Info 3">2.0 </meta:user-defined>
    <meta:user-defined meta:name="Info 4">R4492</meta:user-defined>
    <meta:document-statistic meta:character-count="3565" meta:image-count="0" meta:object-count="0" meta:page-count="1" meta:paragraph-count="8" meta:table-count="0" meta:word-count="605"/>
  </office:meta>
</office:document-meta>
</file>

<file path=debug/operationUpdates_1.txt>[{"name":"insertHardBreak","start":[8,149],"opl":1,"osn":42},
{"name":"insertHardBreak","start":[8,150],"opl":1,"osn":43}]
</file>

<file path=debug/operationUpdates_2.txt>[{"name":"setAttributes","start":[8,0],"end":[8,148],"attrs":{"character":{"vertAlign":"sub"}},"opl":1,"osn":44}]
</file>

<file path=debug/operationUpdates_3.txt>[{"name":"setAttributes","start":[8,0],"end":[8,149],"attrs":{"character":{"strike":"single"}},"opl":1,"osn":45}]
</file>

<file path=debug/operationUpdates_4.txt>[{"name":"insertStyleSheet","type":"table","styleId":"TableGrid","attrs":{"wholeTable":{"paragraph":{"lineHeight":{"type":"percent","value":100}},"table":{"borderBottom":{"color":{"type":"auto"},"style":"single","width":17},"borderInsideHor":{"color":{"type":"auto"},"style":"single","width":17},"borderInsideVert":{"color":{"type":"auto"},"style":"single","width":17},"borderLeft":{"color":{"type":"auto"},"style":"single","width":17},"borderRight":{"color":{"type":"auto"},"style":"single","width":17},"borderTop":{"color":{"type":"auto"},"style":"single","width":17},"paddingBottom":0,"paddingLeft":190,"paddingRight":190,"paddingTop":0}}},"opl":1,"osn":46,"styleName":"Table Grid","uiPriority":59},
{"name":"insertTable","start":[6],"attrs":{"styleId":"TableGrid","table":{"exclude":["lastRow","lastCol","bandsVert"],"tableGrid":[1000,1000,1000],"width":"auto"}},"opl":1,"osn":47},
{"name":"insertRows","start":[6,0],"count":3,"insertDefaultCells":true,"opl":1,"osn":48},
{"name":"insertParagraph","start":[6,1,0,0],"opl":1,"osn":49},
{"name":"splitTable","start":[6,1],"opl":1,"osn":50},
{"name":"setAttributes","start":[7,0,0,0],"attrs":{"paragraph":{"pageBreakBefore":true}},"opl":1,"osn":51},
{"name":"insertParagraph","start":[7],"attrs":{},"opl":1,"osn":52}]
</file>

<file path=debug/operationUpdates_5.txt>[{"name":"splitParagraph","start":[11,256],"opl":1,"osn":61},
{"name":"setAttributes","start":[12],"attrs":{"paragraph":{"pageBreakBefore":true}},"opl":1,"osn":62}]
</file>

<file path=debug/operationUpdates_6.txt>[{"name":"insertListStyle","listDefinition":{"listLevel0":{"indentFirstLine":-635,"indentLeft":1270,"levelText":"%1.","listStartValue":1,"numberFormat":"upperRoman","textAlign":"left"},"listLevel1":{"indentFirstLine":-635,"indentLeft":2540,"levelText":"%2.","listStartValue":1,"numberFormat":"upperRoman","textAlign":"left"},"listLevel2":{"indentFirstLine":-635,"indentLeft":3810,"levelText":"%3.","listStartValue":1,"numberFormat":"upperRoman","textAlign":"left"},"listLevel3":{"indentFirstLine":-635,"indentLeft":5080,"levelText":"%4.","listStartValue":1,"numberFormat":"upperRoman","textAlign":"left"},"listLevel4":{"indentFirstLine":-635,"indentLeft":6350,"levelText":"%5.","listStartValue":1,"numberFormat":"upperRoman","textAlign":"left"},"listLevel5":{"indentFirstLine":-635,"indentLeft":7620,"levelText":"%6.","listStartValue":1,"numberFormat":"upperRoman","textAlign":"left"},"listLevel6":{"indentFirstLine":-635,"indentLeft":8890,"levelText":"%7.","listStartValue":1,"numberFormat":"upperRoman","textAlign":"left"},"listLevel7":{"indentFirstLine":-635,"indentLeft":10160,"levelText":"%8.","listStartValue":1,"numberFormat":"upperRoman","textAlign":"left"},"listLevel8":{"indentFirstLine":-635,"indentLeft":11430,"levelText":"%9.","listStartValue":1,"numberFormat":"upperRoman","textAlign":"left"}},"listStyleId":"L30041","opl":1,"osn":62},
{"name":"insertStyleSheet","type":"paragraph","styleId":"ListParagraph","attrs":{"paragraph":{"contextualSpacing":true,"indentLeft":1270,"nextStyleId":"ListParagraph"}},"opl":1,"osn":63,"parent":"Standard","styleName":"List Paragraph","uiPriority":34},
{"name":"setAttributes","start":[13],"attrs":{"styleId":"ListParagraph","paragraph":{"listLevel":0,"listStyleId":"L30041"}},"opl":1,"osn":64},
{"name":"setAttributes","start":[13],"attrs":{"paragraph":{"listLevel":1}},"opl":1,"osn":65},
{"name":"setAttributes","start":[13],"attrs":{"paragraph":{"listLevel":2}},"opl":1,"osn":66},
{"name":"setAttributes","start":[13],"attrs":{"paragraph":{"listLevel":3}},"opl":1,"osn":67},
{"name":"setAttributes","start":[13],"attrs":{"paragraph":{"listLevel":4}},"opl":1,"osn":68},
{"name":"setAttributes","start":[13],"attrs":{"paragraph":{"listLevel":5}},"opl":1,"osn":69},
{"name":"setAttributes","start":[13],"attrs":{"paragraph":{"listLevel":6}},"opl":1,"osn":70},
{"name":"setAttributes","start":[13],"attrs":{"paragraph":{"listLevel":7}},"opl":1,"osn":71},
{"name":"setAttributes","start":[13],"attrs":{"paragraph":{"listLevel":8}},"opl":1,"osn":72}]
</file>

<file path=debug/operationUpdates_7.txt>[{"name":"insertText","start":[0,0],"opl":7,"osn":64,"text":"sdfzzisfzi"},
{"name":"delete","start":[13,0],"end":[13,3006],"opl":1,"osn":71},
{"name":"delete","start":[12],"opl":1,"osn":72},
{"name":"delete","start":[11],"opl":1,"osn":73},
{"name":"delete","start":[10],"opl":1,"osn":74},
{"name":"delete","start":[9],"opl":1,"osn":75},
{"name":"delete","start":[8],"opl":1,"osn":76},
{"name":"delete","start":[7],"opl":1,"osn":77},
{"name":"delete","start":[6],"opl":1,"osn":78},
{"name":"delete","start":[5],"opl":1,"osn":79},
{"name":"delete","start":[4],"opl":1,"osn":80},
{"name":"delete","start":[3],"opl":1,"osn":81},
{"name":"delete","start":[2],"opl":1,"osn":82},
{"name":"delete","start":[1],"opl":1,"osn":83},
{"name":"delete","start":[0],"opl":1,"osn":84},
{"name":"setAttributes","start":[0],"attrs":{"character":{"fontSize":13}},"opl":1,"osn":85},
{"name":"setAttributes","start":[0],"end":[0],"attrs":{"character":{"fontSize":11}},"opl":1,"osn":86},
{"name":"insertParagraph","start":[0],"attrs":{"styleId":"Text_20_body","character":{"bold":true,"fontName":"Book Antiqua","fontSize":11},"paragraph":{"alignment":"center"}},"opl":1,"osn":87},
{"name":"insertText","start":[0,0],"opl":1,"osn":88,"text":"sdfzzisfzi"},
{"name":"setAttributes","start":[0,0],"end":[0,9],"attrs":{"character":{}},"opl":1,"osn":89},
{"name":"insertParagraph","start":[1],"attrs":{"styleId":"Text_20_body","character":{"bold":true,"fontName":"Book Antiqua","fontSize":11},"paragraph":{"alignment":"center"}},"opl":1,"osn":90},
{"name":"insertParagraph","start":[2],"attrs":{"styleId":"Text_20_body","character":{"bold":true,"fontName":"Book Antiqua","fontSize":11},"paragraph":{"alignment":"left"}},"opl":1,"osn":91},
{"name":"insertText","start":[2,0],"opl":1,"osn":92,"text":"Title : Regression Testing"},
{"name":"insertTab","start":[2,26],"opl":1,"osn":93},
{"name":"insertTab","start":[2,27],"opl":1,"osn":94},
{"name":"insertText","start":[2,28],"opl":1,"osn":95,"text":"User defined : odt, version, \u00A02.0, R4492"},
{"name":"insertParagraph","start":[3],"attrs":{"styleId":"Text_20_body","character":{"bold":true,"fontName":"Book Antiqua","fontSize":11},"paragraph":{"alignment":"left"}},"opl":1,"osn":96},
{"name":"insertText","start":[3,0],"opl":1,"osn":97,"text":"Subject : Property Regression"},
{"name":"insertParagraph","start":[4],"attrs":{"styleId":"Text_20_body","character":{"bold":true,"fontName":"Book Antiqua","fontSize":11},"paragraph":{"alignment":"left"}},"opl":1,"osn":98},
{"name":"insertText","start":[4,0],"opl":1,"osn":99,"text":"Keyword : Regression"},
{"name":"insertParagraph","start":[5],"attrs":{"styleId":"Text_20_body","character":{"bold":true,"fontName":"Book Antiqua","fontSize":11},"paragraph":{"alignment":"left"}},"opl":1,"osn":100},
{"name":"insertText","start":[5,0],"opl":1,"osn":101,"text":"comments : To be test"},
{"name":"insertTable","start":[6],"attrs":{"styleId":"TableGrid","table":{"tableGrid":[1000,1000,1000]}},"opl":1,"osn":102},
{"name":"insertRows","start":[6,0],"opl":1,"osn":103},
{"name":"insertCells","start":[6,0,0],"attrs":{"cell":{"borderBottom":{"color":{"type":"rgb","value":"000000"},"style":"single","width":2},"borderLeft":{"color":{"type":"rgb","value":"000000"},"style":"single","width":2},"borderRight":{"color":{"type":"rgb","value":"000000"},"style":"single","width":2},"borderTop":{"color":{"type":"rgb","value":"000000"},"style":"single","width":2}}},"count":1,"opl":1,"osn":104},
{"name":"insertCells","start":[6,0,1],"attrs":{"cell":{"borderBottom":{"color":{"type":"rgb","value":"000000"},"style":"single","width":2},"borderLeft":{"color":{"type":"rgb","value":"000000"},"style":"single","width":2},"borderRight":{"color":{"type":"rgb","value":"000000"},"style":"single","width":2},"borderTop":{"color":{"type":"rgb","value":"000000"},"style":"single","width":2}}},"count":1,"opl":1,"osn":105},
{"name":"insertCells","start":[6,0,2],"attrs":{"cell":{"borderBottom":{"color":{"type":"rgb","value":"000000"},"style":"single","width":2},"borderLeft":{"color":{"type":"rgb","value":"000000"},"style":"single","width":2},"borderRight":{"color":{"type":"rgb","value":"000000"},"style":"single","width":2},"borderTop":{"color":{"type":"rgb","value":"000000"},"style":"single","width":2}}},"count":1,"opl":1,"osn":106},
{"name":"insertRows","start":[6,1],"opl":1,"osn":107},
{"name":"insertCells","start":[6,1,0],"attrs":{"cell":{"borderBottom":{"color":{"type":"rgb","value":"000000"},"style":"single","width":2},"borderLeft":{"color":{"type":"rgb","value":"000000"},"style":"single","width":2},"borderRight":{"color":{"type":"rgb","value":"000000"},"style":"single","width":2},"borderTop":{"color":{"type":"rgb","value":"000000"},"style":"single","width":2}}},"count":1,"opl":1,"osn":108},
{"name":"insertParagraph","start":[6,1,0,0],"opl":1,"osn":109},
{"name":"insertCells","start":[6,1,1],"attrs":{"cell":{"borderBottom":{"color":{"type":"rgb","value":"000000"},"style":"single","width":2},"borderLeft":{"color":{"type":"rgb","value":"000000"},"style":"single","width":2},"borderRight":{"color":{"type":"rgb","value":"000000"},"style":"single","width":2},"borderTop":{"color":{"type":"rgb","value":"000000"},"style":"single","width":2}}},"count":1,"opl":1,"osn":110},
{"name":"insertCells","start":[6,1,2],"attrs":{"cell":{"borderBottom":{"color":{"type":"rgb","value":"000000"},"style":"single","width":2},"borderLeft":{"color":{"type":"rgb","value":"000000"},"style":"single","width":2},"borderRight":{"color":{"type":"rgb","value":"000000"},"style":"single","width":2},"borderTop":{"color":{"type":"rgb","value":"000000"},"style":"single","width":2}}},"count":1,"opl":1,"osn":111},
{"name":"insertRows","start":[6,2],"opl":1,"osn":112},
{"name":"insertCells","start":[6,2,0],"attrs":{"cell":{"borderBottom":{"color":{"type":"rgb","value":"000000"},"style":"single","width":2},"borderLeft":{"color":{"type":"rgb","value":"000000"},"style":"single","width":2},"borderRight":{"color":{"type":"rgb","value":"000000"},"style":"single","width":2},"borderTop":{"color":{"type":"rgb","value":"000000"},"style":"single","width":2}}},"count":1,"opl":1,"osn":113},
{"name":"insertCells","start":[6,2,1],"attrs":{"cell":{"borderBottom":{"color":{"type":"rgb","value":"000000"},"style":"single","width":2},"borderLeft":{"color":{"type":"rgb","value":"000000"},"style":"single","width":2},"borderRight":{"color":{"type":"rgb","value":"000000"},"style":"single","width":2},"borderTop":{"color":{"type":"rgb","value":"000000"},"style":"single","width":2}}},"count":1,"opl":1,"osn":114},
{"name":"insertCells","start":[6,2,2],"attrs":{"cell":{"borderBottom":{"color":{"type":"rgb","value":"000000"},"style":"single","width":2},"borderLeft":{"color":{"type":"rgb","value":"000000"},"style":"single","width":2},"borderRight":{"color":{"type":"rgb","value":"000000"},"style":"single","width":2},"borderTop":{"color":{"type":"rgb","value":"000000"},"style":"single","width":2}}},"count":1,"opl":1,"osn":115},
{"name":"insertParagraph","start":[7],"opl":1,"osn":116},
{"name":"insertParagraph","start":[8],"attrs":{"styleId":"Text_20_body","character":{"bold":true,"fontName":"Book Antiqua","fontSize":11},"paragraph":{"alignment":"left"}},"opl":1,"osn":117},
{"name":"insertParagraph","start":[9],"attrs":{"styleId":"Text_20_body","character":{"bold":true,"fontName":"Book Antiqua","fontSize":11},"paragraph":{"alignment":"center"}},"opl":1,"osn":118},
{"name":"insertText","start":[9,0],"opl":1,"osn":119,"text":"FILE PROPERTIES"},
{"name":"insertParagraph","start":[10],"attrs":{"styleId":"Text_20_body","character":{"fontName":"Book Antiqua","fontSize":11},"paragraph":{"alignment":"justify"}},"opl":1,"osn":120},
{"name":"insertText","start":[10,0],"opl":1,"osn":121,"text":"Please note that your Dependants (Spouse, Children and Dependant Parents) can be covered unto the coverage specified for you (also mentioned below).\u00A0"},
{"name":"insertHardBreak","start":[10,149],"type":"textWrapping","opl":1,"osn":122},
{"name":"insertHardBreak","start":[10,150],"type":"textWrapping","opl":1,"osn":123},
{"name":"setAttributes","start":[10,0],"end":[10,148],"attrs":{"character":{"strike":"single","vertAlign":"sub"}},"opl":1,"osn":124},
{"name":"setAttributes","start":[10,149],"attrs":{"character":{"strike":"single"}},"opl":1,"osn":125},
{"name":"insertParagraph","start":[11],"attrs":{"styleId":"Text_20_body","character":{"fontName":"Book Antiqua","fontSize":11},"paragraph":{"alignment":"justify"}},"opl":1,"osn":126},
{"name":"insertText","start":[11,0],"opl":1,"osn":127,"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language":"en-GB"}},"opl":1,"osn":128},
{"name":"insertParagraph","start":[12],"attrs":{"styleId":"Text_20_body","character":{"fontName":"Book Antiqua","fontSize":11},"paragraph":{"alignment":"justify","pageBreakBefore":true}},"opl":1,"osn":129},
{"name":"insertText","start":[13,0],"attrs":{"styleId":null,"changes":{"inserted":null,"modified":null,"removed":null},"character":{"bold":null,"color":null,"fillColor":null,"fontName":null,"fontSize":null,"italic":null,"language":null,"strike":null,"underline":null,"url":null,"vertAlign":null}},"opl":1,"osn":130,"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splitParagraph","start":[10,149],"opl":1,"osn":131},
{"name":"setAttributes","start":[11],"attrs":{"paragraph":{"pageBreakBefore":true}},"opl":1,"osn":132},
{"name":"splitParagraph","start":[11,0],"opl":1,"osn":133},
{"name":"setAttributes","start":[12],"attrs":{"paragraph":{"pageBreakBefore":true}},"opl":1,"osn":134},
{"name":"setAttributes","start":[12],"end":[12],"attrs":{"paragraph":{"pageBreakBefore":false}},"opl":1,"osn":138},
{"name":"mergeParagraph","start":[11],"opl":1,"osn":139},
{"name":"delete","start":[14,0],"end":[14,3006],"opl":1,"osn":140},
{"name":"delete","start":[13],"opl":1,"osn":141},
{"name":"delete","start":[12],"opl":1,"osn":142},
{"name":"delete","start":[11],"opl":1,"osn":143},
{"name":"delete","start":[10],"opl":1,"osn":144},
{"name":"delete","start":[9],"opl":1,"osn":145},
{"name":"delete","start":[8],"opl":1,"osn":146},
{"name":"delete","start":[7],"opl":1,"osn":147},
{"name":"delete","start":[6],"opl":1,"osn":148},
{"name":"delete","start":[5],"opl":1,"osn":149},
{"name":"delete","start":[4],"opl":1,"osn":150},
{"name":"delete","start":[3],"opl":1,"osn":151},
{"name":"delete","start":[2],"opl":1,"osn":152},
{"name":"delete","start":[1],"opl":1,"osn":153},
{"name":"delete","start":[0],"opl":1,"osn":154},
{"name":"setAttributes","start":[0],"attrs":{"paragraph":{"listLevel":7}},"opl":1,"osn":155},
{"name":"setAttributes","start":[0],"attrs":{"paragraph":{"listLevel":6}},"opl":1,"osn":156},
{"name":"setAttributes","start":[0],"attrs":{"paragraph":{"listLevel":5}},"opl":1,"osn":157},
{"name":"setAttributes","start":[0],"attrs":{"paragraph":{"listLevel":4}},"opl":1,"osn":158},
{"name":"setAttributes","start":[0],"attrs":{"paragraph":{"listLevel":3}},"opl":1,"osn":159},
{"name":"setAttributes","start":[0],"attrs":{"paragraph":{"listLevel":2}},"opl":1,"osn":160},
{"name":"setAttributes","start":[0],"attrs":{"paragraph":{"listLevel":1}},"opl":1,"osn":161},
{"name":"setAttributes","start":[0],"attrs":{"paragraph":{"listLevel":0}},"opl":1,"osn":162},
{"name":"setAttributes","start":[0],"attrs":{"paragraph":{"listLevel":-1}},"opl":1,"osn":163},
{"name":"setAttributes","start":[0],"attrs":{"paragraph":{"listStyleId":null}},"opl":1,"osn":164},
{"name":"setAttributes","start":[0],"end":[0],"attrs":{"paragraph":{"listStyleId":"L30041"}},"opl":1,"osn":165},
{"name":"setAttributes","start":[0],"end":[0],"attrs":{"paragraph":{"listLevel":0}},"opl":1,"osn":166},
{"name":"setAttributes","start":[0],"end":[0],"attrs":{"paragraph":{"listLevel":1}},"opl":1,"osn":167},
{"name":"setAttributes","start":[0],"end":[0],"attrs":{"paragraph":{"listLevel":2}},"opl":1,"osn":168},
{"name":"setAttributes","start":[0],"end":[0],"attrs":{"paragraph":{"listLevel":3}},"opl":1,"osn":169},
{"name":"setAttributes","start":[0],"end":[0],"attrs":{"paragraph":{"listLevel":4}},"opl":1,"osn":170},
{"name":"setAttributes","start":[0],"end":[0],"attrs":{"paragraph":{"listLevel":5}},"opl":1,"osn":171},
{"name":"setAttributes","start":[0],"end":[0],"attrs":{"paragraph":{"listLevel":6}},"opl":1,"osn":172},
{"name":"setAttributes","start":[0],"end":[0],"attrs":{"paragraph":{"listLevel":7}},"opl":1,"osn":173},
{"name":"setAttributes","start":[0],"end":[0],"attrs":{"paragraph":{"listLevel":8}},"opl":1,"osn":174},
{"name":"insertParagraph","start":[0],"attrs":{"styleId":"Text_20_body","character":{"bold":true,"fontName":"Book Antiqua","fontSize":11},"paragraph":{"alignment":"center"}},"opl":1,"osn":175},
{"name":"insertText","start":[0,0],"opl":1,"osn":176,"text":"sdfzzisfzi"},
{"name":"setAttributes","start":[0,0],"end":[0,9],"attrs":{"character":{}},"opl":1,"osn":177},
{"name":"insertParagraph","start":[1],"attrs":{"styleId":"Text_20_body","character":{"bold":true,"fontName":"Book Antiqua","fontSize":11},"paragraph":{"alignment":"center"}},"opl":1,"osn":178},
{"name":"insertParagraph","start":[2],"attrs":{"styleId":"Text_20_body","character":{"bold":true,"fontName":"Book Antiqua","fontSize":11},"paragraph":{"alignment":"left"}},"opl":1,"osn":179},
{"name":"insertText","start":[2,0],"opl":1,"osn":180,"text":"Title : Regression Testing"},
{"name":"insertTab","start":[2,26],"opl":1,"osn":181},
{"name":"insertTab","start":[2,27],"opl":1,"osn":182},
{"name":"insertText","start":[2,28],"opl":1,"osn":183,"text":"User defined : odt, version, \u00A02.0, R4492"},
{"name":"setAttributes","start":[2,43],"end":[2,45],"attrs":{"character":{}},"opl":1,"osn":184},
{"name":"setAttributes","start":[2,63],"end":[2,67],"attrs":{"character":{}},"opl":1,"osn":185},
{"name":"insertParagraph","start":[3],"attrs":{"styleId":"Text_20_body","character":{"bold":true,"fontName":"Book Antiqua","fontSize":11},"paragraph":{"alignment":"left"}},"opl":1,"osn":186},
{"name":"insertText","start":[3,0],"opl":1,"osn":187,"text":"Subject : Property Regression"},
{"name":"insertParagraph","start":[4],"attrs":{"styleId":"Text_20_body","character":{"bold":true,"fontName":"Book Antiqua","fontSize":11},"paragraph":{"alignment":"left"}},"opl":1,"osn":188},
{"name":"insertText","start":[4,0],"opl":1,"osn":189,"text":"Keyword : Regression"},
{"name":"insertParagraph","start":[5],"attrs":{"styleId":"Text_20_body","character":{"bold":true,"fontName":"Book Antiqua","fontSize":11},"paragraph":{"alignment":"left"}},"opl":1,"osn":190},
{"name":"insertText","start":[5,0],"opl":1,"osn":191,"text":"comments : To be test"},
{"name":"insertTable","start":[6],"attrs":{"styleId":"TableGrid","table":{"tableGrid":[1000,1000,1000]}},"opl":1,"osn":192},
{"name":"insertRows","start":[6,0],"opl":1,"osn":193},
{"name":"insertCells","start":[6,0,0],"attrs":{"cell":{"borderBottom":{"color":{"type":"rgb","value":"000000"},"style":"single","width":2},"borderLeft":{"color":{"type":"rgb","value":"000000"},"style":"single","width":2},"borderRight":{"color":{"type":"rgb","value":"000000"},"style":"single","width":2},"borderTop":{"color":{"type":"rgb","value":"000000"},"style":"single","width":2}}},"count":1,"opl":1,"osn":194},
{"name":"insertCells","start":[6,0,1],"attrs":{"cell":{"borderBottom":{"color":{"type":"rgb","value":"000000"},"style":"single","width":2},"borderLeft":{"color":{"type":"rgb","value":"000000"},"style":"single","width":2},"borderRight":{"color":{"type":"rgb","value":"000000"},"style":"single","width":2},"borderTop":{"color":{"type":"rgb","value":"000000"},"style":"single","width":2}}},"count":1,"opl":1,"osn":195},
{"name":"insertCells","start":[6,0,2],"attrs":{"cell":{"borderBottom":{"color":{"type":"rgb","value":"000000"},"style":"single","width":2},"borderLeft":{"color":{"type":"rgb","value":"000000"},"style":"single","width":2},"borderRight":{"color":{"type":"rgb","value":"000000"},"style":"single","width":2},"borderTop":{"color":{"type":"rgb","value":"000000"},"style":"single","width":2}}},"count":1,"opl":1,"osn":196},
{"name":"insertRows","start":[6,1],"opl":1,"osn":197},
{"name":"insertCells","start":[6,1,0],"attrs":{"cell":{"borderBottom":{"color":{"type":"rgb","value":"000000"},"style":"single","width":2},"borderLeft":{"color":{"type":"rgb","value":"000000"},"style":"single","width":2},"borderRight":{"color":{"type":"rgb","value":"000000"},"style":"single","width":2},"borderTop":{"color":{"type":"rgb","value":"000000"},"style":"single","width":2}}},"count":1,"opl":1,"osn":198},
{"name":"insertParagraph","start":[6,1,0,0],"opl":1,"osn":199},
{"name":"insertCells","start":[6,1,1],"attrs":{"cell":{"borderBottom":{"color":{"type":"rgb","value":"000000"},"style":"single","width":2},"borderLeft":{"color":{"type":"rgb","value":"000000"},"style":"single","width":2},"borderRight":{"color":{"type":"rgb","value":"000000"},"style":"single","width":2},"borderTop":{"color":{"type":"rgb","value":"000000"},"style":"single","width":2}}},"count":1,"opl":1,"osn":200},
{"name":"insertCells","start":[6,1,2],"attrs":{"cell":{"borderBottom":{"color":{"type":"rgb","value":"000000"},"style":"single","width":2},"borderLeft":{"color":{"type":"rgb","value":"000000"},"style":"single","width":2},"borderRight":{"color":{"type":"rgb","value":"000000"},"style":"single","width":2},"borderTop":{"color":{"type":"rgb","value":"000000"},"style":"single","width":2}}},"count":1,"opl":1,"osn":201},
{"name":"insertRows","start":[6,2],"opl":1,"osn":202},
{"name":"insertCells","start":[6,2,0],"attrs":{"cell":{"borderBottom":{"color":{"type":"rgb","value":"000000"},"style":"single","width":2},"borderLeft":{"color":{"type":"rgb","value":"000000"},"style":"single","width":2},"borderRight":{"color":{"type":"rgb","value":"000000"},"style":"single","width":2},"borderTop":{"color":{"type":"rgb","value":"000000"},"style":"single","width":2}}},"count":1,"opl":1,"osn":203},
{"name":"insertCells","start":[6,2,1],"attrs":{"cell":{"borderBottom":{"color":{"type":"rgb","value":"000000"},"style":"single","width":2},"borderLeft":{"color":{"type":"rgb","value":"000000"},"style":"single","width":2},"borderRight":{"color":{"type":"rgb","value":"000000"},"style":"single","width":2},"borderTop":{"color":{"type":"rgb","value":"000000"},"style":"single","width":2}}},"count":1,"opl":1,"osn":204},
{"name":"insertCells","start":[6,2,2],"attrs":{"cell":{"borderBottom":{"color":{"type":"rgb","value":"000000"},"style":"single","width":2},"borderLeft":{"color":{"type":"rgb","value":"000000"},"style":"single","width":2},"borderRight":{"color":{"type":"rgb","value":"000000"},"style":"single","width":2},"borderTop":{"color":{"type":"rgb","value":"000000"},"style":"single","width":2}}},"count":1,"opl":1,"osn":205},
{"name":"insertParagraph","start":[7],"opl":1,"osn":206},
{"name":"insertParagraph","start":[8],"attrs":{"styleId":"Text_20_body","character":{"bold":true,"fontName":"Book Antiqua","fontSize":11},"paragraph":{"alignment":"left"}},"opl":1,"osn":207},
{"name":"insertParagraph","start":[9],"attrs":{"styleId":"Text_20_body","character":{"bold":true,"fontName":"Book Antiqua","fontSize":11},"paragraph":{"alignment":"center"}},"opl":1,"osn":208},
{"name":"insertText","start":[9,0],"opl":1,"osn":209,"text":"FILE PROPERTIES"},
{"name":"insertParagraph","start":[10],"attrs":{"styleId":"Text_20_body","character":{"fontName":"Book Antiqua","fontSize":11},"paragraph":{"alignment":"justify"}},"opl":1,"osn":210},
{"name":"insertText","start":[10,0],"opl":1,"osn":211,"text":"Please note that your Dependants (Spouse, Children and Dependant Parents) can be covered unto the coverage specified for you (also mentioned below).\u00A0"},
{"name":"setAttributes","start":[10,0],"end":[10,148],"attrs":{"character":{"strike":"single","vertAlign":"sub"}},"opl":1,"osn":212},
{"name":"insertParagraph","start":[11],"attrs":{"styleId":"Text_20_body","character":{"fontName":"Book Antiqua","fontSize":11},"paragraph":{"alignment":"justify","pageBreakBefore":true}},"opl":1,"osn":213},
{"name":"insertHardBreak","start":[11,0],"type":"textWrapping","opl":1,"osn":214},
{"name":"insertHardBreak","start":[11,1],"type":"textWrapping","opl":1,"osn":215},
{"name":"setAttributes","start":[11,0],"attrs":{"character":{"strike":"single"}},"opl":1,"osn":216},
{"name":"insertParagraph","start":[12],"attrs":{"styleId":"Text_20_body","character":{"fontName":"Book Antiqua","fontSize":11},"paragraph":{"alignment":"justify"}},"opl":1,"osn":217},
{"name":"insertText","start":[12,0],"opl":1,"osn":218,"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2,0],"end":[12,107],"attrs":{"character":{"language":"en-GB"}},"opl":1,"osn":219},
{"name":"setAttributes","start":[12,245],"attrs":{"character":{}},"opl":1,"osn":220},
{"name":"insertParagraph","start":[13],"attrs":{"styleId":"Text_20_body","character":{"fontName":"Book Antiqua","fontSize":11},"paragraph":{"alignment":"justify","pageBreakBefore":true}},"opl":1,"osn":221},
{"name":"insertText","start":[14,0],"attrs":{"styleId":null,"changes":{"inserted":null,"modified":null,"removed":null},"character":{"bold":null,"color":null,"fillColor":null,"fontName":null,"fontSize":null,"italic":null,"language":null,"strike":null,"underline":null,"url":null,"vertAlign":null}},"opl":1,"osn":222,"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setAttributes","start":[11],"end":[11],"attrs":{"paragraph":{"pageBreakBefore":null}},"opl":1,"osn":223},
{"name":"mergeParagraph","start":[10],"opl":1,"osn":224},
{"name":"insertParagraph","start":[6,0,0,0],"opl":1,"osn":225},
{"name":"insertStyleSheet","type":"paragraph","styleId":"heading4","attrs":{"character":{"bold":true,"color":{"type":"scheme","fallbackValue":"4F81BD","value":"accent1"},"italic":true},"paragraph":{"nextStyleId":"Standard","outlineLevel":3}},"opl":1,"osn":226,"parent":"Standard","styleName":"heading 4","uiPriority":9},
{"name":"setAttributes","start":[0],"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7},
{"name":"setAttributes","start":[1],"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8},
{"name":"setAttributes","start":[2],"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9},
{"name":"setAttributes","start":[3],"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0},
{"name":"setAttributes","start":[4],"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1},
{"name":"setAttributes","start":[5],"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2},
{"name":"setAttributes","start":[6,0,0,0],"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3},
{"name":"setAttributes","start":[0,0],"end":[0,9],"attrs":{"character":{"fontSize":13}},"opl":1,"osn":236},
{"name":"setAttributes","start":[2,0],"end":[2,67],"attrs":{"character":{"fontSize":13}},"opl":1,"osn":237},
{"name":"setAttributes","start":[3,0],"end":[3,28],"attrs":{"character":{"fontSize":13}},"opl":1,"osn":238},
{"name":"setAttributes","start":[4,0],"end":[4,19],"attrs":{"character":{"fontSize":13}},"opl":1,"osn":239},
{"name":"setAttributes","start":[5,0],"end":[5,20],"attrs":{"character":{"fontSize":13}},"opl":1,"osn":240},
{"name":"setAttributes","start":[9,0],"end":[9,14],"attrs":{"character":{"fontSize":13}},"opl":1,"osn":241},
{"name":"setAttributes","start":[10,0],"end":[10,150],"attrs":{"character":{"fontSize":13}},"opl":1,"osn":242},
{"name":"setAttributes","start":[11,0],"end":[11,255],"attrs":{"character":{"fontSize":13}},"opl":1,"osn":243},
{"name":"setAttributes","start":[13,0],"end":[13,3006],"attrs":{"character":{"fontSize":13}},"opl":1,"osn":244},
{"name":"setAttributes","start":[13,0],"end":[13,3006],"attrs":{"character":{"fontSize":null}},"opl":1,"osn":245},
{"name":"setAttributes","start":[11,0],"end":[11,255],"attrs":{"character":{"fontSize":null}},"opl":1,"osn":246},
{"name":"setAttributes","start":[10,0],"end":[10,150],"attrs":{"character":{"fontSize":null}},"opl":1,"osn":247},
{"name":"setAttributes","start":[9,0],"end":[9,14],"attrs":{"character":{"fontSize":null}},"opl":1,"osn":248},
{"name":"setAttributes","start":[5,0],"end":[5,20],"attrs":{"character":{"fontSize":null}},"opl":1,"osn":249},
{"name":"setAttributes","start":[4,0],"end":[4,19],"attrs":{"character":{"fontSize":null}},"opl":1,"osn":250},
{"name":"setAttributes","start":[3,0],"end":[3,28],"attrs":{"character":{"fontSize":null}},"opl":1,"osn":251},
{"name":"setAttributes","start":[2,0],"end":[2,67],"attrs":{"character":{"fontSize":null}},"opl":1,"osn":252},
{"name":"setAttributes","start":[0,0],"end":[0,9],"attrs":{"character":{"fontSize":null}},"opl":1,"osn":253},
{"name":"delete","start":[13,0],"end":[13,3006],"opl":1,"osn":256},
{"name":"delete","start":[12],"opl":1,"osn":257},
{"name":"delete","start":[11],"opl":1,"osn":258},
{"name":"delete","start":[10],"opl":1,"osn":259},
{"name":"delete","start":[9],"opl":1,"osn":260},
{"name":"delete","start":[8],"opl":1,"osn":261},
{"name":"delete","start":[7],"opl":1,"osn":262},
{"name":"delete","start":[6],"opl":1,"osn":263},
{"name":"delete","start":[5],"opl":1,"osn":264},
{"name":"delete","start":[4],"opl":1,"osn":265},
{"name":"delete","start":[3],"opl":1,"osn":266},
{"name":"delete","start":[2],"opl":1,"osn":267},
{"name":"delete","start":[1],"opl":1,"osn":268},
{"name":"delete","start":[0],"opl":1,"osn":269},
{"name":"insertParagraph","start":[0],"attrs":{"styleId":"heading4"},"opl":1,"osn":270},
{"name":"insertText","start":[0,0],"opl":1,"osn":271,"text":"sdfzzisfzi"},
{"name":"setAttributes","start":[0,0],"end":[0,9],"attrs":{"character":{}},"opl":1,"osn":272},
{"name":"insertParagraph","start":[1],"attrs":{"styleId":"heading4"},"opl":1,"osn":273},
{"name":"insertParagraph","start":[2],"attrs":{"styleId":"heading4"},"opl":1,"osn":274},
{"name":"insertText","start":[2,0],"opl":1,"osn":275,"text":"Title : Regression Testing"},
{"name":"insertTab","start":[2,26],"opl":1,"osn":276},
{"name":"insertTab","start":[2,27],"opl":1,"osn":277},
{"name":"insertText","start":[2,28],"opl":1,"osn":278,"text":"User defined : odt, version, \u00A02.0, R4492"},
{"name":"setAttributes","start":[2,43],"end":[2,45],"attrs":{"character":{}},"opl":1,"osn":279},
{"name":"setAttributes","start":[2,63],"end":[2,67],"attrs":{"character":{}},"opl":1,"osn":280},
{"name":"insertParagraph","start":[3],"attrs":{"styleId":"heading4"},"opl":1,"osn":281},
{"name":"insertText","start":[3,0],"opl":1,"osn":282,"text":"Subject : Property Regression"},
{"name":"insertParagraph","start":[4],"attrs":{"styleId":"heading4"},"opl":1,"osn":283},
{"name":"insertText","start":[4,0],"opl":1,"osn":284,"text":"Keyword : Regression"},
{"name":"insertParagraph","start":[5],"attrs":{"styleId":"heading4"},"opl":1,"osn":285},
{"name":"insertText","start":[5,0],"opl":1,"osn":286,"text":"comments : To be test"},
{"name":"insertTable","start":[6],"attrs":{"styleId":"TableGrid","table":{"tableGrid":[1000,1000,1000]}},"opl":1,"osn":287},
{"name":"insertRows","start":[6,0],"opl":1,"osn":288},
{"name":"insertCells","start":[6,0,0],"attrs":{"cell":{"borderBottom":{"color":{"type":"rgb","value":"000000"},"style":"single","width":2},"borderLeft":{"color":{"type":"rgb","value":"000000"},"style":"single","width":2},"borderRight":{"color":{"type":"rgb","value":"000000"},"style":"single","width":2},"borderTop":{"color":{"type":"rgb","value":"000000"},"style":"single","width":2}}},"count":1,"opl":1,"osn":289},
{"name":"insertParagraph","start":[6,0,0,0],"attrs":{"styleId":"heading4"},"opl":1,"osn":290},
{"name":"insertCells","start":[6,0,1],"attrs":{"cell":{"borderBottom":{"color":{"type":"rgb","value":"000000"},"style":"single","width":2},"borderLeft":{"color":{"type":"rgb","value":"000000"},"style":"single","width":2},"borderRight":{"color":{"type":"rgb","value":"000000"},"style":"single","width":2},"borderTop":{"color":{"type":"rgb","value":"000000"},"style":"single","width":2}}},"count":1,"opl":1,"osn":291},
{"name":"insertCells","start":[6,0,2],"attrs":{"cell":{"borderBottom":{"color":{"type":"rgb","value":"000000"},"style":"single","width":2},"borderLeft":{"color":{"type":"rgb","value":"000000"},"style":"single","width":2},"borderRight":{"color":{"type":"rgb","value":"000000"},"style":"single","width":2},"borderTop":{"color":{"type":"rgb","value":"000000"},"style":"single","width":2}}},"count":1,"opl":1,"osn":292},
{"name":"insertRows","start":[6,1],"opl":1,"osn":293},
{"name":"insertCells","start":[6,1,0],"attrs":{"cell":{"borderBottom":{"color":{"type":"rgb","value":"000000"},"style":"single","width":2},"borderLeft":{"color":{"type":"rgb","value":"000000"},"style":"single","width":2},"borderRight":{"color":{"type":"rgb","value":"000000"},"style":"single","width":2},"borderTop":{"color":{"type":"rgb","value":"000000"},"style":"single","width":2}}},"count":1,"opl":1,"osn":294},
{"name":"insertParagraph","start":[6,1,0,0],"opl":1,"osn":295},
{"name":"insertCells","start":[6,1,1],"attrs":{"cell":{"borderBottom":{"color":{"type":"rgb","value":"000000"},"style":"single","width":2},"borderLeft":{"color":{"type":"rgb","value":"000000"},"style":"single","width":2},"borderRight":{"color":{"type":"rgb","value":"000000"},"style":"single","width":2},"borderTop":{"color":{"type":"rgb","value":"000000"},"style":"single","width":2}}},"count":1,"opl":1,"osn":296},
{"name":"insertCells","start":[6,1,2],"attrs":{"cell":{"borderBottom":{"color":{"type":"rgb","value":"000000"},"style":"single","width":2},"borderLeft":{"color":{"type":"rgb","value":"000000"},"style":"single","width":2},"borderRight":{"color":{"type":"rgb","value":"000000"},"style":"single","width":2},"borderTop":{"color":{"type":"rgb","value":"000000"},"style":"single","width":2}}},"count":1,"opl":1,"osn":297},
{"name":"insertRows","start":[6,2],"opl":1,"osn":298},
{"name":"insertCells","start":[6,2,0],"attrs":{"cell":{"borderBottom":{"color":{"type":"rgb","value":"000000"},"style":"single","width":2},"borderLeft":{"color":{"type":"rgb","value":"000000"},"style":"single","width":2},"borderRight":{"color":{"type":"rgb","value":"000000"},"style":"single","width":2},"borderTop":{"color":{"type":"rgb","value":"000000"},"style":"single","width":2}}},"count":1,"opl":1,"osn":299},
{"name":"insertCells","start":[6,2,1],"attrs":{"cell":{"borderBottom":{"color":{"type":"rgb","value":"000000"},"style":"single","width":2},"borderLeft":{"color":{"type":"rgb","value":"000000"},"style":"single","width":2},"borderRight":{"color":{"type":"rgb","value":"000000"},"style":"single","width":2},"borderTop":{"color":{"type":"rgb","value":"000000"},"style":"single","width":2}}},"count":1,"opl":1,"osn":300},
{"name":"insertCells","start":[6,2,2],"attrs":{"cell":{"borderBottom":{"color":{"type":"rgb","value":"000000"},"style":"single","width":2},"borderLeft":{"color":{"type":"rgb","value":"000000"},"style":"single","width":2},"borderRight":{"color":{"type":"rgb","value":"000000"},"style":"single","width":2},"borderTop":{"color":{"type":"rgb","value":"000000"},"style":"single","width":2}}},"count":1,"opl":1,"osn":301},
{"name":"insertParagraph","start":[7],"opl":1,"osn":302},
{"name":"insertParagraph","start":[8],"attrs":{"styleId":"Text_20_body","character":{"bold":true,"fontName":"Book Antiqua","fontSize":11},"paragraph":{"alignment":"left"}},"opl":1,"osn":303},
{"name":"insertParagraph","start":[9],"attrs":{"styleId":"Text_20_body","character":{"bold":true,"fontName":"Book Antiqua","fontSize":11},"paragraph":{"alignment":"center"}},"opl":1,"osn":304},
{"name":"insertText","start":[9,0],"opl":1,"osn":305,"text":"FILE PROPERTIES"},
{"name":"insertParagraph","start":[10],"attrs":{"styleId":"Text_20_body","character":{"fontName":"Book Antiqua","fontSize":11},"paragraph":{"alignment":"justify"}},"opl":1,"osn":306},
{"name":"insertText","start":[10,0],"opl":1,"osn":307,"text":"Please note that your Dependants (Spouse, Children and Dependant Parents) can be covered unto the coverage specified for you (also mentioned below).\u00A0"},
{"name":"insertHardBreak","start":[10,149],"type":"textWrapping","opl":1,"osn":308},
{"name":"insertHardBreak","start":[10,150],"type":"textWrapping","opl":1,"osn":309},
{"name":"setAttributes","start":[10,0],"end":[10,148],"attrs":{"character":{"strike":"single","vertAlign":"sub"}},"opl":1,"osn":310},
{"name":"setAttributes","start":[10,149],"attrs":{"character":{"strike":"single"}},"opl":1,"osn":311},
{"name":"insertParagraph","start":[11],"attrs":{"styleId":"Text_20_body","character":{"fontName":"Book Antiqua","fontSize":11},"paragraph":{"alignment":"justify"}},"opl":1,"osn":312},
{"name":"insertText","start":[11,0],"opl":1,"osn":313,"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language":"en-GB"}},"opl":1,"osn":314},
{"name":"setAttributes","start":[11,245],"attrs":{"character":{}},"opl":1,"osn":315},
{"name":"insertParagraph","start":[12],"attrs":{"styleId":"Text_20_body","character":{"fontName":"Book Antiqua","fontSize":11},"paragraph":{"alignment":"justify","pageBreakBefore":true}},"opl":1,"osn":316},
{"name":"insertText","start":[13,0],"attrs":{"styleId":null,"changes":{"inserted":null,"modified":null,"removed":null},"character":{"bold":null,"color":null,"fillColor":null,"fontName":null,"fontSize":null,"italic":null,"language":null,"strike":null,"underline":null,"url":null,"vertAlign":null}},"opl":1,"osn":317,"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insertStyleSheet","type":"table","styleId":"TableGrid","attrs":{"wholeTable":{"paragraph":{"lineHeight":{"type":"percent","value":100}},"table":{"borderBottom":{"color":{"type":"auto"},"style":"single","width":17},"borderInsideHor":{"color":{"type":"auto"},"style":"single","width":17},"borderInsideVert":{"color":{"type":"auto"},"style":"single","width":17},"borderLeft":{"color":{"type":"auto"},"style":"single","width":17},"borderRight":{"color":{"type":"auto"},"style":"single","width":17},"borderTop":{"color":{"type":"auto"},"style":"single","width":17},"paddingBottom":0,"paddingLeft":190,"paddingRight":190,"paddingTop":0}}},"opl":1,"osn":318,"styleName":"Table Grid","uiPriority":59},
{"name":"insertTable","start":[5],"attrs":{"styleId":"TableGrid","table":{"exclude":["lastRow","lastCol","bandsVert"],"tableGrid":[1000,1000,1000,1000],"width":"auto"}},"opl":1,"osn":319},
{"name":"insertRows","start":[5,0],"count":4,"insertDefaultCells":true,"opl":1,"osn":320},
{"name":"delete","start":[5],"opl":1,"osn":321},
{"name":"setAttributes","start":[0,0],"end":[0,9],"attrs":{"character":{"fontSize":15}},"opl":1,"osn":322},
{"name":"setAttributes","start":[2,0],"end":[2,67],"attrs":{"character":{"fontSize":15}},"opl":1,"osn":323},
{"name":"setAttributes","start":[3,0],"end":[3,28],"attrs":{"character":{"fontSize":15}},"opl":1,"osn":324},
{"name":"setAttributes","start":[4,0],"end":[4,19],"attrs":{"character":{"fontSize":15}},"opl":1,"osn":325},
{"name":"setAttributes","start":[5,0],"end":[5,20],"attrs":{"character":{"fontSize":15}},"opl":1,"osn":326},
{"name":"insertListStyle","listDefinition":{"defaultlist":"bullet","listLevel0":{"fontName":"Symbol","indentFirstLine":-635,"indentLeft":1270,"levelText":"\u2022","listStartValue":1,"numberFormat":"bullet","textAlign":"left"},"listLevel1":{"fontName":"Times New Roman","indentFirstLine":-635,"indentLeft":2540,"levelText":"\u25CB","listStartValue":1,"numberFormat":"bullet","textAlign":"left"},"listLevel2":{"fontName":"Times New Roman","indentFirstLine":-635,"indentLeft":3810,"levelText":"\u25A0","listStartValue":1,"numberFormat":"bullet","textAlign":"left"},"listLevel3":{"fontName":"Symbol","indentFirstLine":-635,"indentLeft":5080,"levelText":"\u2022","listStartValue":1,"numberFormat":"bullet","textAlign":"left"},"listLevel4":{"fontName":"Times New Roman","indentFirstLine":-635,"indentLeft":6350,"levelText":"\u25CB","listStartValue":1,"numberFormat":"bullet","textAlign":"left"},"listLevel5":{"fontName":"Times New Roman","indentFirstLine":-635,"indentLeft":7620,"levelText":"\u25A0","listStartValue":1,"numberFormat":"bullet","textAlign":"left"},"listLevel6":{"fontName":"Symbol","indentFirstLine":-635,"indentLeft":8890,"levelText":"\u2022","listStartValue":1,"numberFormat":"bullet","textAlign":"left"},"listLevel7":{"fontName":"Times New Roman","indentFirstLine":-635,"indentLeft":10160,"levelText":"\u25CB","listStartValue":1,"numberFormat":"bullet","textAlign":"left"},"listLevel8":{"fontName":"Times New Roman","indentFirstLine":-635,"indentLeft":11430,"levelText":"\u25A0","listStartValue":1,"numberFormat":"bullet","textAlign":"left"}},"listStyleId":"L2","opl":1,"osn":327},
{"name":"setAttributes","start":[0],"attrs":{"styleId":"ListParagraph","paragraph":{"listLevel":0,"listStyleId":"L2"}},"opl":1,"osn":328},
{"name":"setAttributes","start":[1],"attrs":{"styleId":"ListParagraph","paragraph":{"listLevel":0,"listStyleId":"L2"}},"opl":1,"osn":329},
{"name":"setAttributes","start":[2],"attrs":{"styleId":"ListParagraph","paragraph":{"listLevel":0,"listStyleId":"L2"}},"opl":1,"osn":330},
{"name":"setAttributes","start":[3],"attrs":{"styleId":"ListParagraph","paragraph":{"listLevel":0,"listStyleId":"L2"}},"opl":1,"osn":331},
{"name":"setAttributes","start":[4],"attrs":{"styleId":"ListParagraph","paragraph":{"listLevel":0,"listStyleId":"L2"}},"opl":1,"osn":332},
{"name":"setAttributes","start":[5],"attrs":{"styleId":"ListParagraph","paragraph":{"listLevel":0,"listStyleId":"L2"}},"opl":1,"osn":333},
{"name":"insertStyleSheet","type":"paragraph","styleId":"heading3","attrs":{"character":{"bold":true,"color":{"type":"scheme","fallbackValue":"4F81BD","value":"accent1"}},"paragraph":{"nextStyleId":"Standard","outlineLevel":2}},"opl":1,"osn":334,"parent":"Standard","styleName":"heading 3","uiPriority":9},
{"name":"setAttributes","start":[13],"attrs":{"styleId":"heading3","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335},
{"name":"insertParagraph","start":[6,0,1,0],"opl":1,"osn":336},
{"name":"setAttributes","start":[0],"attrs":{"paragraph":{"alignment":"right"}},"opl":1,"osn":337},
{"name":"setAttributes","start":[1],"attrs":{"paragraph":{"alignment":"right"}},"opl":1,"osn":338},
{"name":"setAttributes","start":[2],"attrs":{"paragraph":{"alignment":"right"}},"opl":1,"osn":339},
{"name":"setAttributes","start":[3],"attrs":{"paragraph":{"alignment":"right"}},"opl":1,"osn":340},
{"name":"setAttributes","start":[4],"attrs":{"paragraph":{"alignment":"right"}},"opl":1,"osn":341},
{"name":"setAttributes","start":[5],"attrs":{"paragraph":{"alignment":"right"}},"opl":1,"osn":342},
{"name":"setAttributes","start":[6,0,0,0],"attrs":{"paragraph":{"alignment":"right"}},"opl":1,"osn":343},
{"name":"setAttributes","start":[6,0,1,0],"attrs":{"paragraph":{"alignment":"right"}},"opl":1,"osn":344},
{"name":"insertParagraph","start":[6,0,2,0],"opl":1,"osn":345},
{"name":"setAttributes","start":[0],"attrs":{"paragraph":{"alignment":"right"}},"opl":1,"osn":346},
{"name":"setAttributes","start":[1],"attrs":{"paragraph":{"alignment":"right"}},"opl":1,"osn":347},
{"name":"setAttributes","start":[2],"attrs":{"paragraph":{"alignment":"right"}},"opl":1,"osn":348},
{"name":"setAttributes","start":[3],"attrs":{"paragraph":{"alignment":"right"}},"opl":1,"osn":349},
{"name":"setAttributes","start":[4],"attrs":{"paragraph":{"alignment":"right"}},"opl":1,"osn":350},
{"name":"setAttributes","start":[5],"attrs":{"paragraph":{"alignment":"right"}},"opl":1,"osn":351},
{"name":"setAttributes","start":[6,0,0,0],"attrs":{"paragraph":{"alignment":"right"}},"opl":1,"osn":352},
{"name":"setAttributes","start":[6,0,1,0],"attrs":{"paragraph":{"alignment":"right"}},"opl":1,"osn":353},
{"name":"setAttributes","start":[6,0,2,0],"attrs":{"paragraph":{"alignment":"right"}},"opl":1,"osn":354},
{"name":"insertParagraph","start":[6,1,1,0],"opl":1,"osn":355},
{"name":"setAttributes","start":[0],"attrs":{"paragraph":{"alignment":"right"}},"opl":1,"osn":356},
{"name":"setAttributes","start":[1],"attrs":{"paragraph":{"alignment":"right"}},"opl":1,"osn":357},
{"name":"setAttributes","start":[2],"attrs":{"paragraph":{"alignment":"right"}},"opl":1,"osn":358},
{"name":"setAttributes","start":[3],"attrs":{"paragraph":{"alignment":"right"}},"opl":1,"osn":359},
{"name":"setAttributes","start":[4],"attrs":{"paragraph":{"alignment":"right"}},"opl":1,"osn":360},
{"name":"setAttributes","start":[5],"attrs":{"paragraph":{"alignment":"right"}},"opl":1,"osn":361},
{"name":"setAttributes","start":[6,0,0,0],"attrs":{"paragraph":{"alignment":"right"}},"opl":1,"osn":362},
{"name":"setAttributes","start":[6,0,1,0],"attrs":{"paragraph":{"alignment":"right"}},"opl":1,"osn":363},
{"name":"setAttributes","start":[6,0,2,0],"attrs":{"paragraph":{"alignment":"right"}},"opl":1,"osn":364},
{"name":"setAttributes","start":[6,1,0,0],"attrs":{"paragraph":{"alignment":"right"}},"opl":1,"osn":365},
{"name":"setAttributes","start":[6,1,1,0],"attrs":{"paragraph":{"alignment":"right"}},"opl":1,"osn":366},
{"name":"insertParagraph","start":[6,1,2,0],"opl":1,"osn":367},
{"name":"setAttributes","start":[0],"attrs":{"paragraph":{"alignment":"right"}},"opl":1,"osn":368},
{"name":"setAttributes","start":[1],"attrs":{"paragraph":{"alignment":"right"}},"opl":1,"osn":369},
{"name":"setAttributes","start":[2],"attrs":{"paragraph":{"alignment":"right"}},"opl":1,"osn":370},
{"name":"setAttributes","start":[3],"attrs":{"paragraph":{"alignment":"right"}},"opl":1,"osn":371},
{"name":"setAttributes","start":[4],"attrs":{"paragraph":{"alignment":"right"}},"opl":1,"osn":372},
{"name":"setAttributes","start":[5],"attrs":{"paragraph":{"alignment":"right"}},"opl":1,"osn":373},
{"name":"setAttributes","start":[6,0,0,0],"attrs":{"paragraph":{"alignment":"right"}},"opl":1,"osn":374},
{"name":"setAttributes","start":[6,0,1,0],"attrs":{"paragraph":{"alignment":"right"}},"opl":1,"osn":375},
{"name":"setAttributes","start":[6,0,2,0],"attrs":{"paragraph":{"alignment":"right"}},"opl":1,"osn":376},
{"name":"setAttributes","start":[6,1,0,0],"attrs":{"paragraph":{"alignment":"right"}},"opl":1,"osn":377},
{"name":"setAttributes","start":[6,1,1,0],"attrs":{"paragraph":{"alignment":"right"}},"opl":1,"osn":378},
{"name":"setAttributes","start":[6,1,2,0],"attrs":{"paragraph":{"alignment":"right"}},"opl":1,"osn":379},
{"name":"setAttributes","start":[6,1,2,0],"end":[6,1,2,0],"attrs":{"paragraph":{"alignment":null}},"opl":1,"osn":380},
{"name":"delete","start":[6,1,2,0],"opl":1,"osn":381},
{"name":"insertParagraph","start":[6,1,2,0],"opl":1,"osn":382},
{"name":"setAttributes","start":[0],"end":[0],"attrs":{"paragraph":{"alignment":"right"}},"opl":1,"osn":383},
{"name":"setAttributes","start":[1],"end":[1],"attrs":{"paragraph":{"alignment":"right"}},"opl":1,"osn":384},
{"name":"setAttributes","start":[2],"end":[2],"attrs":{"paragraph":{"alignment":"right"}},"opl":1,"osn":385},
{"name":"setAttributes","start":[3],"end":[3],"attrs":{"paragraph":{"alignment":"right"}},"opl":1,"osn":386},
{"name":"setAttributes","start":[4],"end":[4],"attrs":{"paragraph":{"alignment":"right"}},"opl":1,"osn":387},
{"name":"setAttributes","start":[5],"end":[5],"attrs":{"paragraph":{"alignment":"right"}},"opl":1,"osn":388},
{"name":"setAttributes","start":[6,0,0,0],"end":[6,0,0,0],"attrs":{"paragraph":{"alignment":"right"}},"opl":1,"osn":389},
{"name":"setAttributes","start":[6,0,1,0],"end":[6,0,1,0],"attrs":{"paragraph":{"alignment":"right"}},"opl":1,"osn":390},
{"name":"setAttributes","start":[6,0,2,0],"end":[6,0,2,0],"attrs":{"paragraph":{"alignment":"right"}},"opl":1,"osn":391},
{"name":"setAttributes","start":[6,1,0,0],"end":[6,1,0,0],"attrs":{"paragraph":{"alignment":"right"}},"opl":1,"osn":392},
{"name":"setAttributes","start":[6,1,1,0],"end":[6,1,1,0],"attrs":{"paragraph":{"alignment":"right"}},"opl":1,"osn":393},
{"name":"setAttributes","start":[6,1,2,0],"end":[6,1,2,0],"attrs":{"paragraph":{"alignment":"right"}},"opl":1,"osn":394},
{"name":"setAttributes","start":[6,1,2,0],"end":[6,1,2,0],"attrs":{"paragraph":{"alignment":null}},"opl":1,"osn":395},
{"name":"delete","start":[6,1,2,0],"opl":1,"osn":396},
{"name":"setAttributes","start":[6,1,1,0],"end":[6,1,1,0],"attrs":{"paragraph":{"alignment":null}},"opl":1,"osn":397},
{"name":"setAttributes","start":[6,1,0,0],"end":[6,1,0,0],"attrs":{"paragraph":{"alignment":null}},"opl":1,"osn":398},
{"name":"delete","start":[6,1,1,0],"opl":1,"osn":399},
{"name":"setAttributes","start":[6,0,2,0],"end":[6,0,2,0],"attrs":{"paragraph":{"alignment":null}},"opl":1,"osn":400},
{"name":"delete","start":[6,0,2,0],"opl":1,"osn":401},
{"name":"setAttributes","start":[10,0],"end":[10,150],"attrs":{"character":{"fontSize":20}},"opl":1,"osn":402},
{"name":"setAttributes","start":[11,0],"end":[11,255],"attrs":{"character":{"fontSize":20}},"opl":1,"osn":403},
{"name":"delete","start":[11,0],"end":[11,255],"opl":1,"osn":404},
{"name":"delete","start":[10],"opl":1,"osn":405},
{"name":"insertParagraph","start":[10],"attrs":{"styleId":"Text_20_body","character":{"fontName":"Book Antiqua","fontSize":11},"paragraph":{"alignment":"justify"}},"opl":1,"osn":406},
{"name":"insertText","start":[10,0],"opl":1,"osn":407,"text":"Please note that your Dependants (Spouse, Children and Dependant Parents) can be covered unto the coverage specified for you (also mentioned below).\u00A0"},
{"name":"insertHardBreak","start":[10,149],"type":"textWrapping","opl":1,"osn":408},
{"name":"insertHardBreak","start":[10,150],"type":"textWrapping","opl":1,"osn":409},
{"name":"setAttributes","start":[10,0],"end":[10,148],"attrs":{"character":{"fontSize":20,"strike":"single","vertAlign":"sub"}},"opl":1,"osn":410},
{"name":"setAttributes","start":[10,149],"attrs":{"character":{"fontSize":20,"strike":"single"}},"opl":1,"osn":411},
{"name":"setAttributes","start":[10,150],"attrs":{"character":{"fontSize":20}},"opl":1,"osn":412},
{"name":"insertText","start":[11,0],"attrs":{"styleId":null,"changes":{"inserted":null,"modified":null,"removed":null},"character":{"bold":null,"color":null,"fillColor":null,"fontName":null,"fontSize":null,"italic":null,"language":null,"strike":null,"underline":null,"url":null,"vertAlign":null}},"opl":1,"osn":413,"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fontSize":20,"language":"en-GB"}},"opl":1,"osn":414},
{"name":"setAttributes","start":[11,108],"end":[11,244],"attrs":{"character":{"fontSize":20}},"opl":1,"osn":415},
{"name":"setAttributes","start":[11,245],"attrs":{"character":{"fontSize":20}},"opl":1,"osn":416},
{"name":"setAttributes","start":[11,246],"end":[11,255],"attrs":{"character":{"fontSize":20}},"opl":1,"osn":417},
{"name":"insertParagraph","start":[6,2,0,0],"opl":1,"osn":418},
{"name":"splitTable","start":[6,2],"opl":1,"osn":419},
{"name":"setAttributes","start":[7,0,0,0],"attrs":{"paragraph":{"pageBreakBefore":true}},"opl":1,"osn":420},
{"name":"insertParagraph","start":[7],"attrs":{},"opl":1,"osn":421},
{"name":"delete","start":[7],"opl":1,"osn":422},
{"name":"setAttributes","start":[7,0,0,0],"end":[7,0,0,0],"attrs":{"paragraph":{"pageBreakBefore":null}},"opl":1,"osn":423},
{"name":"mergeTable","start":[6],"opl":1,"osn":424},
{"name":"delete","start":[6,2,0,0],"opl":1,"osn":425},
{"name":"insertParagraph","start":[6,2,0,0],"opl":1,"osn":426},
{"name":"splitTable","start":[6,2],"opl":1,"osn":427},
{"name":"setAttributes","start":[7,0,0,0],"attrs":{"paragraph":{"pageBreakBefore":true}},"opl":1,"osn":428},
{"name":"insertParagraph","start":[7],"attrs":{},"opl":1,"osn":429},
{"name":"delete","start":[7],"opl":1,"osn":430},
{"name":"setAttributes","start":[7,0,0,0],"end":[7,0,0,0],"attrs":{"paragraph":{"pageBreakBefore":null}},"opl":1,"osn":431},
{"name":"mergeTable","start":[6],"opl":1,"osn":432},
{"name":"delete","start":[6,2,0,0],"opl":1,"osn":433},
{"name":"splitParagraph","start":[11,69],"opl":1,"osn":434},
{"name":"setAttributes","start":[12],"attrs":{"paragraph":{"pageBreakBefore":true}},"opl":1,"osn":435},
{"name":"splitParagraph","start":[12,0],"opl":1,"osn":436},
{"name":"setAttributes","start":[13],"attrs":{"paragraph":{"pageBreakBefore":true}},"opl":1,"osn":437},
{"name":"splitParagraph","start":[13,0],"opl":1,"osn":438},
{"name":"setAttributes","start":[14],"attrs":{"paragraph":{"pageBreakBefore":true}},"opl":1,"osn":439},
{"name":"splitParagraph","start":[14,0],"opl":1,"osn":440},
{"name":"setAttributes","start":[15],"attrs":{"paragraph":{"pageBreakBefore":true}},"opl":1,"osn":441},
{"name":"setAttributes","start":[0,0],"end":[0,9],"attrs":{"character":{"fontSize":18}},"opl":1,"osn":442},
{"name":"setAttributes","start":[2,0],"end":[2,67],"attrs":{"character":{"fontSize":18}},"opl":1,"osn":443},
{"name":"setAttributes","start":[3,0],"end":[3,28],"attrs":{"character":{"fontSize":18}},"opl":1,"osn":444},
{"name":"setAttributes","start":[4,0],"end":[4,19],"attrs":{"character":{"fontSize":18}},"opl":1,"osn":445},
{"name":"setAttributes","start":[5,0],"end":[5,20],"attrs":{"character":{"fontSize":18}},"opl":1,"osn":446},
{"name":"setAttributes","start":[9,0],"end":[9,14],"attrs":{"character":{"fontSize":18}},"opl":1,"osn":447},
{"name":"setAttributes","start":[10,0],"end":[10,150],"attrs":{"character":{"fontSize":18}},"opl":1,"osn":448},
{"name":"setAttributes","start":[11,0],"end":[11,68],"attrs":{"character":{"fontSize":18}},"opl":1,"osn":449},
{"name":"setAttributes","start":[15,0],"end":[15,186],"attrs":{"character":{"fontSize":18}},"opl":1,"osn":450},
{"name":"setAttributes","start":[17,0],"end":[17,3006],"attrs":{"character":{"fontSize":18}},"opl":1,"osn":451},
{"name":"delete","start":[17,0],"end":[17,3006],"opl":1,"osn":452},
{"name":"delete","start":[16],"opl":1,"osn":453},
{"name":"delete","start":[15],"opl":1,"osn":454},
{"name":"delete","start":[14],"opl":1,"osn":455},
{"name":"delete","start":[13],"opl":1,"osn":456},
{"name":"delete","start":[12],"opl":1,"osn":457},
{"name":"delete","start":[11],"opl":1,"osn":458},
{"name":"delete","start":[10],"opl":1,"osn":459},
{"name":"delete","start":[9],"opl":1,"osn":460},
{"name":"delete","start":[8],"opl":1,"osn":461},
{"name":"delete","start":[7],"opl":1,"osn":462},
{"name":"delete","start":[6],"opl":1,"osn":463},
{"name":"delete","start":[5],"opl":1,"osn":464},
{"name":"delete","start":[4],"opl":1,"osn":465},
{"name":"delete","start":[3],"opl":1,"osn":466},
{"name":"delete","start":[2],"opl":1,"osn":467},
{"name":"delete","start":[1],"opl":1,"osn":468},
{"name":"delete","start":[0],"opl":1,"osn":469}]
</file>

<file path=debug/operationUpdates_8.txt>[{"name":"splitParagraph","start":[0,0],"opl":1,"osn":20},
{"name":"setAttributes","start":[1],"attrs":{"paragraph":{"pageBreakBefore":true}},"opl":1,"osn":21},
{"name":"splitParagraph","start":[1,0],"opl":1,"osn":22},
{"name":"setAttributes","start":[2],"attrs":{"paragraph":{"pageBreakBefore":true}},"opl":1,"osn":23},
{"name":"splitParagraph","start":[2,0],"opl":1,"osn":24},
{"name":"setAttributes","start":[3],"attrs":{"paragraph":{"pageBreakBefore":true}},"opl":1,"osn":25},
{"name":"splitParagraph","start":[3,0],"opl":1,"osn":26},
{"name":"setAttributes","start":[4],"attrs":{"paragraph":{"pageBreakBefore":true}},"opl":1,"osn":27},
{"name":"splitParagraph","start":[4,0],"opl":1,"osn":28},
{"name":"setAttributes","start":[5],"attrs":{"paragraph":{"pageBreakBefore":true}},"opl":1,"osn":29},
{"name":"splitParagraph","start":[5,0],"opl":1,"osn":30},
{"name":"setAttributes","start":[6],"attrs":{"paragraph":{"pageBreakBefore":true}},"opl":1,"osn":31},
{"name":"splitParagraph","start":[6,0],"opl":1,"osn":32},
{"name":"setAttributes","start":[7],"attrs":{"paragraph":{"pageBreakBefore":true}},"opl":1,"osn":33},
{"name":"splitParagraph","start":[7,0],"opl":1,"osn":34},
{"name":"setAttributes","start":[8],"attrs":{"paragraph":{"pageBreakBefore":true}},"opl":1,"osn":35},
{"name":"splitParagraph","start":[8,0],"opl":1,"osn":36},
{"name":"setAttributes","start":[9],"attrs":{"paragraph":{"pageBreakBefore":true}},"opl":1,"osn":37},
{"name":"setAttributes","start":[9],"end":[9],"attrs":{"paragraph":{"pageBreakBefore":false}},"opl":1,"osn":38},
{"name":"mergeParagraph","start":[8],"opl":1,"osn":39},
{"name":"setAttributes","start":[8],"end":[8],"attrs":{"paragraph":{"pageBreakBefore":false}},"opl":1,"osn":40},
{"name":"mergeParagraph","start":[7],"opl":1,"osn":41},
{"name":"setAttributes","start":[7],"end":[7],"attrs":{"paragraph":{"pageBreakBefore":false}},"opl":1,"osn":42},
{"name":"mergeParagraph","start":[6],"opl":1,"osn":43},
{"name":"setAttributes","start":[6],"end":[6],"attrs":{"paragraph":{"pageBreakBefore":false}},"opl":1,"osn":44},
{"name":"mergeParagraph","start":[5],"opl":1,"osn":45},
{"name":"setAttributes","start":[5],"end":[5],"attrs":{"paragraph":{"pageBreakBefore":false}},"opl":1,"osn":46},
{"name":"mergeParagraph","start":[4],"opl":1,"osn":47},
{"name":"setAttributes","start":[4],"end":[4],"attrs":{"paragraph":{"pageBreakBefore":false}},"opl":1,"osn":48},
{"name":"mergeParagraph","start":[3],"opl":1,"osn":49},
{"name":"setAttributes","start":[3],"end":[3],"attrs":{"paragraph":{"pageBreakBefore":false}},"opl":1,"osn":50},
{"name":"mergeParagraph","start":[2],"opl":1,"osn":51},
{"name":"setAttributes","start":[2],"end":[2],"attrs":{"paragraph":{"pageBreakBefore":false}},"opl":1,"osn":52},
{"name":"mergeParagraph","start":[1],"opl":1,"osn":53},
{"name":"setAttributes","start":[1],"end":[1],"attrs":{"paragraph":{"pageBreakBefore":null}},"opl":1,"osn":54},
{"name":"mergeParagraph","start":[0],"opl":1,"osn":55},
{"name":"setAttributes","start":[0],"attrs":{"character":{"fontSize":12}},"opl":1,"osn":56}]
</file>

<file path=debug/operationUpdates_9.txt>[{"name":"insertText","start":[0,0],"opl":9,"osn":20,"text":"gfdfoiioudfg"},
{"name":"splitParagraph","start":[0,12],"opl":1,"osn":29},
{"name":"setAttributes","start":[1],"attrs":{"styleId":"Standard"},"opl":1,"osn":30},
{"name":"insertText","start":[1,0],"opl":8,"osn":31,"text":"dfgipodig"},
{"name":"splitParagraph","start":[1,9],"opl":1,"osn":39},
{"name":"insertText","start":[2,0],"opl":7,"osn":40,"text":"dfgiodfug"},
{"name":"splitParagraph","start":[2,9],"opl":1,"osn":47},
{"name":"insertText","start":[3,0],"opl":5,"osn":48,"text":"dfgiudg"},
{"name":"splitParagraph","start":[3,7],"opl":1,"osn":53},
{"name":"insertText","start":[4,0],"opl":6,"osn":54,"text":"dfigpodfg"},
{"name":"splitParagraph","start":[4,9],"opl":1,"osn":60},
{"name":"insertText","start":[5,0],"opl":4,"osn":61,"text":"dfigudf"},
{"name":"splitParagraph","start":[5,7],"opl":1,"osn":65},
{"name":"insertText","start":[6,0],"opl":3,"osn":66,"text":"fdiudf"},
{"name":"splitParagraph","start":[6,6],"opl":1,"osn":69},
{"name":"insertText","start":[7,0],"opl":4,"osn":70,"text":"dfoigfdg"},
{"name":"splitParagraph","start":[7,8],"opl":1,"osn":74},
{"name":"splitParagraph","start":[2,9],"opl":1,"osn":75},
{"name":"setAttributes","start":[3],"attrs":{"paragraph":{"pageBreakBefore":true}},"opl":1,"osn":76},
{"name":"splitParagraph","start":[3,0],"opl":1,"osn":77},
{"name":"setAttributes","start":[4],"attrs":{"paragraph":{"pageBreakBefore":true}},"opl":1,"osn":78},
{"name":"insertHardBreak","start":[1,9],"opl":1,"osn":79},
{"name":"insertHardBreak","start":[1,10],"opl":1,"osn":80}]
</file>

<file path=debug/revision.txt>9
</file>

<file path=debug/statusid.txt>81
</file>